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1356bc"/>
    </style:style>
    <style:style style:name="P6" style:family="paragraph" style:parent-style-name="Heading_20_1">
      <style:text-properties officeooo:rsid="00122181" officeooo:paragraph-rsid="00122181"/>
    </style:style>
    <style:style style:name="P7" style:family="paragraph" style:parent-style-name="Heading_20_1">
      <style:text-properties officeooo:paragraph-rsid="001a8985"/>
    </style:style>
    <style:style style:name="P8" style:family="paragraph" style:parent-style-name="Heading_20_1">
      <style:text-properties officeooo:paragraph-rsid="0023fcf5"/>
    </style:style>
    <style:style style:name="P9" style:family="paragraph" style:parent-style-name="Heading_20_2">
      <style:text-properties officeooo:paragraph-rsid="00198bbb"/>
    </style:style>
    <style:style style:name="P10" style:family="paragraph" style:parent-style-name="Heading_20_2">
      <style:text-properties officeooo:paragraph-rsid="001461dd"/>
    </style:style>
    <style:style style:name="P11" style:family="paragraph" style:parent-style-name="Heading_20_2">
      <style:text-properties officeooo:paragraph-rsid="0017b0c0"/>
    </style:style>
    <style:style style:name="P12" style:family="paragraph" style:parent-style-name="Heading_20_2">
      <style:text-properties officeooo:rsid="001d6098" officeooo:paragraph-rsid="001d6098"/>
    </style:style>
    <style:style style:name="P13" style:family="paragraph" style:parent-style-name="Heading_20_2">
      <style:text-properties officeooo:paragraph-rsid="00224565"/>
    </style:style>
    <style:style style:name="P14" style:family="paragraph" style:parent-style-name="Heading_20_2">
      <style:text-properties officeooo:paragraph-rsid="003e21c9"/>
    </style:style>
    <style:style style:name="P15" style:family="paragraph" style:parent-style-name="Heading_20_2">
      <style:text-properties officeooo:paragraph-rsid="00493085"/>
    </style:style>
    <style:style style:name="P16" style:family="paragraph" style:parent-style-name="Heading_20_3">
      <style:text-properties officeooo:paragraph-rsid="001c0cde"/>
    </style:style>
    <style:style style:name="P17" style:family="paragraph" style:parent-style-name="Heading_20_3">
      <style:text-properties officeooo:rsid="001d381d" officeooo:paragraph-rsid="001d381d"/>
    </style:style>
    <style:style style:name="P18" style:family="paragraph" style:parent-style-name="Heading_20_3">
      <style:text-properties officeooo:paragraph-rsid="001d6098"/>
    </style:style>
    <style:style style:name="P19" style:family="paragraph" style:parent-style-name="Heading_20_3">
      <style:text-properties officeooo:paragraph-rsid="001da1c2"/>
    </style:style>
    <style:style style:name="P20" style:family="paragraph" style:parent-style-name="Heading_20_3">
      <style:text-properties officeooo:rsid="001e5f59" officeooo:paragraph-rsid="001e5f59"/>
    </style:style>
    <style:style style:name="P21" style:family="paragraph" style:parent-style-name="Heading_20_3" style:list-style-name=""/>
    <style:style style:name="P22" style:family="paragraph" style:parent-style-name="Heading_20_3">
      <style:paragraph-properties fo:break-before="page"/>
    </style:style>
    <style:style style:name="P23" style:family="paragraph" style:parent-style-name="Preformatted_20_Text">
      <style:text-properties officeooo:paragraph-rsid="001d6098"/>
    </style:style>
    <style:style style:name="P24" style:family="paragraph" style:parent-style-name="Preformatted_20_Text">
      <style:text-properties officeooo:paragraph-rsid="00224565"/>
    </style:style>
    <style:style style:name="P25" style:family="paragraph" style:parent-style-name="Preformatted_20_Text">
      <style:text-properties officeooo:rsid="002ad4f3" officeooo:paragraph-rsid="0038c4e8"/>
    </style:style>
    <style:style style:name="P26" style:family="paragraph" style:parent-style-name="Preformatted_20_Text">
      <style:text-properties officeooo:paragraph-rsid="0038c4e8"/>
    </style:style>
    <style:style style:name="P27" style:family="paragraph" style:parent-style-name="Preformatted_20_Text">
      <style:text-properties officeooo:paragraph-rsid="003e21c9"/>
    </style:style>
    <style:style style:name="P28" style:family="paragraph" style:parent-style-name="Preformatted_20_Text">
      <style:text-properties officeooo:rsid="004a90c8" officeooo:paragraph-rsid="004a90c8"/>
    </style:style>
    <style:style style:name="P29" style:family="paragraph" style:parent-style-name="Preformatted_20_Text">
      <style:text-properties officeooo:paragraph-rsid="004a90c8"/>
    </style:style>
    <style:style style:name="P30" style:family="paragraph" style:parent-style-name="Preformatted_20_Text">
      <style:text-properties officeooo:rsid="0052beba" officeooo:paragraph-rsid="0052beba"/>
    </style:style>
    <style:style style:name="P31" style:family="paragraph" style:parent-style-name="Preformatted_20_Text">
      <style:text-properties officeooo:paragraph-rsid="0052beba"/>
    </style:style>
    <style:style style:name="P32" style:family="paragraph" style:parent-style-name="Preformatted_20_Text">
      <style:text-properties officeooo:rsid="00493085"/>
    </style:style>
    <style:style style:name="P33" style:family="paragraph" style:parent-style-name="Preformatted_20_Text">
      <style:text-properties officeooo:rsid="00493085" officeooo:paragraph-rsid="0052beba"/>
    </style:style>
    <style:style style:name="P34" style:family="paragraph" style:parent-style-name="Preformatted_20_Text">
      <style:text-properties officeooo:paragraph-rsid="0059c2ef"/>
    </style:style>
    <style:style style:name="P35" style:family="paragraph" style:parent-style-name="Preformatted_20_Text">
      <style:paragraph-properties fo:margin-left="0cm" fo:margin-right="0cm" fo:text-indent="0cm" style:auto-text-indent="false"/>
    </style:style>
    <style:style style:name="P36" style:family="paragraph" style:parent-style-name="Preformatted_20_Text" style:master-page-name="">
      <style:paragraph-properties fo:orphans="5" fo:widows="5" style:page-number="auto" fo:keep-with-next="auto"/>
    </style:style>
    <style:style style:name="P37" style:family="paragraph" style:parent-style-name="Preformatted_20_Text">
      <style:paragraph-properties fo:orphans="5" fo:widows="5" fo:keep-with-next="auto"/>
    </style:style>
    <style:style style:name="P38" style:family="paragraph" style:parent-style-name="Preformatted_20_Text">
      <style:paragraph-properties fo:orphans="5" fo:widows="5" fo:keep-with-next="auto"/>
      <style:text-properties officeooo:paragraph-rsid="001d381d"/>
    </style:style>
    <style:style style:name="P39" style:family="paragraph" style:parent-style-name="Standard">
      <style:paragraph-properties fo:text-align="center" style:justify-single-word="false"/>
    </style:style>
    <style:style style:name="P40" style:family="paragraph" style:parent-style-name="Text_20_body">
      <style:text-properties officeooo:rsid="00122181" officeooo:paragraph-rsid="00122181"/>
    </style:style>
    <style:style style:name="P41" style:family="paragraph" style:parent-style-name="Text_20_body">
      <style:text-properties officeooo:paragraph-rsid="00122181"/>
    </style:style>
    <style:style style:name="P42" style:family="paragraph" style:parent-style-name="Text_20_body">
      <style:text-properties officeooo:paragraph-rsid="001356bc"/>
    </style:style>
    <style:style style:name="P43" style:family="paragraph" style:parent-style-name="Text_20_body">
      <style:text-properties officeooo:paragraph-rsid="001461dd"/>
    </style:style>
    <style:style style:name="P44" style:family="paragraph" style:parent-style-name="Text_20_body">
      <style:text-properties officeooo:paragraph-rsid="0015e2e2"/>
    </style:style>
    <style:style style:name="P45" style:family="paragraph" style:parent-style-name="Text_20_body">
      <style:text-properties officeooo:paragraph-rsid="0017b0c0"/>
    </style:style>
    <style:style style:name="P46" style:family="paragraph" style:parent-style-name="Text_20_body">
      <style:text-properties officeooo:rsid="0017b0c0" officeooo:paragraph-rsid="0017b0c0"/>
    </style:style>
    <style:style style:name="P47" style:family="paragraph" style:parent-style-name="Text_20_body">
      <style:text-properties officeooo:paragraph-rsid="00198bbb"/>
    </style:style>
    <style:style style:name="P48" style:family="paragraph" style:parent-style-name="Text_20_body">
      <style:text-properties officeooo:rsid="001a8985" officeooo:paragraph-rsid="001a8985"/>
    </style:style>
    <style:style style:name="P49" style:family="paragraph" style:parent-style-name="Text_20_body">
      <style:text-properties officeooo:rsid="001c0cde" officeooo:paragraph-rsid="001c0cde"/>
    </style:style>
    <style:style style:name="P50" style:family="paragraph" style:parent-style-name="Text_20_body">
      <style:text-properties officeooo:paragraph-rsid="001c0cde"/>
    </style:style>
    <style:style style:name="P51" style:family="paragraph" style:parent-style-name="Text_20_body">
      <style:paragraph-properties fo:text-align="center" style:justify-single-word="false"/>
      <style:text-properties officeooo:paragraph-rsid="003d4026"/>
    </style:style>
    <style:style style:name="P52" style:family="paragraph" style:parent-style-name="Text_20_body">
      <style:text-properties officeooo:rsid="001d381d" officeooo:paragraph-rsid="001d381d"/>
    </style:style>
    <style:style style:name="P53" style:family="paragraph" style:parent-style-name="Text_20_body">
      <style:text-properties officeooo:paragraph-rsid="001d381d"/>
    </style:style>
    <style:style style:name="P54" style:family="paragraph" style:parent-style-name="Text_20_body">
      <style:text-properties officeooo:rsid="001d6098" officeooo:paragraph-rsid="001d6098"/>
    </style:style>
    <style:style style:name="P55" style:family="paragraph" style:parent-style-name="Text_20_body">
      <style:text-properties officeooo:paragraph-rsid="001d6098"/>
    </style:style>
    <style:style style:name="P56" style:family="paragraph" style:parent-style-name="Text_20_body">
      <style:text-properties officeooo:rsid="001da1c2" officeooo:paragraph-rsid="001da1c2"/>
    </style:style>
    <style:style style:name="P57" style:family="paragraph" style:parent-style-name="Text_20_body">
      <style:text-properties officeooo:rsid="001e5f59" officeooo:paragraph-rsid="001e5f59"/>
    </style:style>
    <style:style style:name="P58" style:family="paragraph" style:parent-style-name="Text_20_body">
      <style:text-properties officeooo:paragraph-rsid="001e5f59"/>
    </style:style>
    <style:style style:name="P59" style:family="paragraph" style:parent-style-name="Text_20_body">
      <style:text-properties officeooo:rsid="002011e6" officeooo:paragraph-rsid="002011e6"/>
    </style:style>
    <style:style style:name="P60" style:family="paragraph" style:parent-style-name="Text_20_body">
      <style:text-properties officeooo:paragraph-rsid="002011e6"/>
    </style:style>
    <style:style style:name="P61" style:family="paragraph" style:parent-style-name="Text_20_body">
      <style:text-properties officeooo:rsid="00224565" officeooo:paragraph-rsid="00224565"/>
    </style:style>
    <style:style style:name="P62" style:family="paragraph" style:parent-style-name="Text_20_body">
      <style:text-properties officeooo:paragraph-rsid="00224565"/>
    </style:style>
    <style:style style:name="P63" style:family="paragraph" style:parent-style-name="Text_20_body">
      <style:text-properties officeooo:rsid="0023fcf5" officeooo:paragraph-rsid="0023fcf5"/>
    </style:style>
    <style:style style:name="P64" style:family="paragraph" style:parent-style-name="Text_20_body">
      <style:text-properties officeooo:paragraph-rsid="0023fcf5"/>
    </style:style>
    <style:style style:name="P65" style:family="paragraph" style:parent-style-name="Text_20_body">
      <style:text-properties officeooo:rsid="002520e5"/>
    </style:style>
    <style:style style:name="P66" style:family="paragraph" style:parent-style-name="Text_20_body">
      <style:text-properties officeooo:rsid="002520e5" officeooo:paragraph-rsid="002520e5"/>
    </style:style>
    <style:style style:name="P67" style:family="paragraph" style:parent-style-name="Text_20_body">
      <style:text-properties officeooo:paragraph-rsid="002520e5"/>
    </style:style>
    <style:style style:name="P68" style:family="paragraph" style:parent-style-name="Text_20_body">
      <style:text-properties officeooo:rsid="0025db30" officeooo:paragraph-rsid="0025db30"/>
    </style:style>
    <style:style style:name="P69" style:family="paragraph" style:parent-style-name="Text_20_body">
      <style:text-properties officeooo:rsid="002ad4f3" officeooo:paragraph-rsid="002ad4f3"/>
    </style:style>
    <style:style style:name="P70" style:family="paragraph" style:parent-style-name="Text_20_body">
      <style:text-properties officeooo:rsid="002ad4f3" officeooo:paragraph-rsid="00122181"/>
    </style:style>
    <style:style style:name="P71" style:family="paragraph" style:parent-style-name="Text_20_body">
      <style:text-properties officeooo:rsid="002ad4f3" officeooo:paragraph-rsid="002cb202"/>
    </style:style>
    <style:style style:name="P72" style:family="paragraph" style:parent-style-name="Text_20_body">
      <style:text-properties officeooo:paragraph-rsid="002ad4f3"/>
    </style:style>
    <style:style style:name="P73" style:family="paragraph" style:parent-style-name="Text_20_body">
      <style:text-properties officeooo:paragraph-rsid="002cb202"/>
    </style:style>
    <style:style style:name="P74" style:family="paragraph" style:parent-style-name="Text_20_body">
      <style:text-properties officeooo:rsid="002e78b0"/>
    </style:style>
    <style:style style:name="P75" style:family="paragraph" style:parent-style-name="Text_20_body">
      <style:text-properties officeooo:paragraph-rsid="002fad59"/>
    </style:style>
    <style:style style:name="P76" style:family="paragraph" style:parent-style-name="Text_20_body">
      <style:text-properties officeooo:rsid="00313fc8" officeooo:paragraph-rsid="00313fc8"/>
    </style:style>
    <style:style style:name="P77" style:family="paragraph" style:parent-style-name="Text_20_body">
      <style:text-properties officeooo:paragraph-rsid="00313fc8"/>
    </style:style>
    <style:style style:name="P78" style:family="paragraph" style:parent-style-name="Text_20_body">
      <style:text-properties officeooo:rsid="0031a0fa" officeooo:paragraph-rsid="0031a0fa"/>
    </style:style>
    <style:style style:name="P79" style:family="paragraph" style:parent-style-name="Text_20_body">
      <style:text-properties officeooo:rsid="00331f6a" officeooo:paragraph-rsid="00331f6a"/>
    </style:style>
    <style:style style:name="P80" style:family="paragraph" style:parent-style-name="Text_20_body">
      <style:text-properties officeooo:paragraph-rsid="00331f6a"/>
    </style:style>
    <style:style style:name="P81" style:family="paragraph" style:parent-style-name="Text_20_body">
      <style:text-properties officeooo:rsid="0033f8de" officeooo:paragraph-rsid="0033f8de"/>
    </style:style>
    <style:style style:name="P82" style:family="paragraph" style:parent-style-name="Text_20_body">
      <style:text-properties officeooo:paragraph-rsid="003a7647"/>
    </style:style>
    <style:style style:name="P83" style:family="paragraph" style:parent-style-name="Text_20_body">
      <style:text-properties officeooo:paragraph-rsid="003b7434"/>
    </style:style>
    <style:style style:name="P84" style:family="paragraph" style:parent-style-name="Text_20_body">
      <style:text-properties officeooo:paragraph-rsid="003e21c9"/>
    </style:style>
    <style:style style:name="P85" style:family="paragraph" style:parent-style-name="Text_20_body">
      <style:text-properties officeooo:rsid="0044697e" officeooo:paragraph-rsid="0044697e"/>
    </style:style>
    <style:style style:name="P86" style:family="paragraph" style:parent-style-name="Text_20_body">
      <style:text-properties officeooo:paragraph-rsid="0044697e"/>
    </style:style>
    <style:style style:name="P87" style:family="paragraph" style:parent-style-name="Text_20_body">
      <style:text-properties officeooo:paragraph-rsid="004501ce"/>
    </style:style>
    <style:style style:name="P88" style:family="paragraph" style:parent-style-name="Text_20_body">
      <style:text-properties officeooo:rsid="004538a6" officeooo:paragraph-rsid="004538a6"/>
    </style:style>
    <style:style style:name="P89" style:family="paragraph" style:parent-style-name="Text_20_body">
      <style:text-properties officeooo:paragraph-rsid="004538a6"/>
    </style:style>
    <style:style style:name="P90" style:family="paragraph" style:parent-style-name="Text_20_body">
      <style:text-properties officeooo:rsid="0047169e" officeooo:paragraph-rsid="0047169e"/>
    </style:style>
    <style:style style:name="P91" style:family="paragraph" style:parent-style-name="Text_20_body">
      <style:text-properties officeooo:paragraph-rsid="0047169e"/>
    </style:style>
    <style:style style:name="P92" style:family="paragraph" style:parent-style-name="Text_20_body">
      <style:text-properties officeooo:rsid="0047dd89" officeooo:paragraph-rsid="0047dd89"/>
    </style:style>
    <style:style style:name="P93" style:family="paragraph" style:parent-style-name="Text_20_body">
      <style:text-properties officeooo:paragraph-rsid="0047dd89"/>
    </style:style>
    <style:style style:name="P94" style:family="paragraph" style:parent-style-name="Text_20_body">
      <style:text-properties officeooo:rsid="00493085" officeooo:paragraph-rsid="00493085"/>
    </style:style>
    <style:style style:name="P95" style:family="paragraph" style:parent-style-name="Text_20_body">
      <style:text-properties officeooo:paragraph-rsid="00493085"/>
    </style:style>
    <style:style style:name="P96" style:family="paragraph" style:parent-style-name="Text_20_body">
      <style:text-properties officeooo:paragraph-rsid="004a3d3d"/>
    </style:style>
    <style:style style:name="P97" style:family="paragraph" style:parent-style-name="Text_20_body">
      <style:text-properties officeooo:rsid="004a90c8" officeooo:paragraph-rsid="004a90c8"/>
    </style:style>
    <style:style style:name="P98" style:family="paragraph" style:parent-style-name="Text_20_body">
      <style:text-properties officeooo:rsid="00518327" officeooo:paragraph-rsid="00518327"/>
    </style:style>
    <style:style style:name="P99" style:family="paragraph" style:parent-style-name="Text_20_body">
      <style:text-properties officeooo:rsid="0052beba" officeooo:paragraph-rsid="0052beba"/>
    </style:style>
    <style:style style:name="P100" style:family="paragraph" style:parent-style-name="Text_20_body">
      <style:text-properties officeooo:paragraph-rsid="0052beba"/>
    </style:style>
    <style:style style:name="P101" style:family="paragraph" style:parent-style-name="Text_20_body">
      <style:text-properties officeooo:rsid="0055bbd2" officeooo:paragraph-rsid="0055bbd2"/>
    </style:style>
    <style:style style:name="P102" style:family="paragraph" style:parent-style-name="Text_20_body">
      <style:text-properties officeooo:rsid="005b5793" officeooo:paragraph-rsid="005b5793"/>
    </style:style>
    <style:style style:name="P103" style:family="paragraph" style:parent-style-name="Text_20_body">
      <style:paragraph-properties fo:break-before="page"/>
      <style:text-properties officeooo:rsid="002ad4f3" officeooo:paragraph-rsid="00122181"/>
    </style:style>
    <style:style style:name="P104" style:family="paragraph" style:parent-style-name="Text_20_body">
      <style:paragraph-properties fo:orphans="5" fo:widows="5" fo:keep-with-next="auto"/>
    </style:style>
    <style:style style:name="P105" style:family="paragraph" style:parent-style-name="Text_20_body" style:master-page-name="">
      <loext:graphic-properties draw:fill="solid" draw:fill-color="#999999"/>
      <style:paragraph-properties fo:text-align="center" style:justify-single-word="false" style:page-number="auto" fo:background-color="#999999"/>
      <style:text-properties fo:color="#ffffff" officeooo:rsid="004006a7" officeooo:paragraph-rsid="004006a7" fo:background-color="transparent"/>
    </style:style>
    <style:style style:name="P106" style:family="paragraph" style:parent-style-name="Title" style:master-page-name="Right_20_Page">
      <style:paragraph-properties style:page-number="auto"/>
    </style:style>
    <style:style style:name="T1" style:family="text">
      <style:text-properties officeooo:rsid="00122181"/>
    </style:style>
    <style:style style:name="T2" style:family="text">
      <style:text-properties style:font-name="Liberation Sans" fo:font-size="16.1000003814697pt" fo:font-weight="bold" officeooo:rsid="0015e2e2"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17b0c0"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198bbb"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Liberation Sans" fo:font-size="16.1000003814697pt" fo:font-weight="bold" officeooo:rsid="001a8985"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Liberation Sans" fo:font-size="16.1000003814697pt" fo:font-weight="bold" officeooo:rsid="001c0cde" style:font-name-asian="Noto Sans CJK SC" style:font-size-asian="16.1000003814697pt" style:font-weight-asian="bold" style:font-name-complex="Lohit Devanagari" style:font-size-complex="16.1000003814697pt" style:font-weight-complex="bold"/>
    </style:style>
    <style:style style:name="T7" style:family="text">
      <style:text-properties style:font-name="Liberation Sans" fo:font-size="16.1000003814697pt" fo:font-weight="bold" officeooo:rsid="001d6098" style:font-name-asian="Noto Sans CJK SC" style:font-size-asian="16.1000003814697pt" style:font-weight-asian="bold" style:font-name-complex="Lohit Devanagari" style:font-size-complex="16.1000003814697pt" style:font-weight-complex="bold"/>
    </style:style>
    <style:style style:name="T8" style:family="text">
      <style:text-properties style:font-name="Liberation Sans" fo:font-size="16.1000003814697pt" fo:font-weight="bold" officeooo:rsid="00224565"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6.1000003814697pt" fo:font-weight="bold" officeooo:rsid="002e78b0" style:font-name-asian="Noto Sans CJK SC" style:font-size-asian="16.1000003814697pt" style:font-weight-asian="bold" style:font-name-complex="Lohit Devanagari" style:font-size-complex="16.1000003814697pt" style:font-weight-complex="bold"/>
    </style:style>
    <style:style style:name="T10" style:family="text">
      <style:text-properties style:font-name="Liberation Sans" fo:font-size="16.1000003814697pt" fo:font-weight="bold" officeooo:rsid="002fad59" style:font-name-asian="Noto Sans CJK SC" style:font-size-asian="16.1000003814697pt" style:font-weight-asian="bold" style:font-name-complex="Lohit Devanagari" style:font-size-complex="16.1000003814697pt" style:font-weight-complex="bold"/>
    </style:style>
    <style:style style:name="T11" style:family="text">
      <style:text-properties style:font-name="Liberation Sans" fo:font-size="16.1000003814697pt" fo:font-weight="bold" officeooo:rsid="004006a7" style:font-name-asian="Noto Sans CJK SC" style:font-size-asian="16.1000003814697pt" style:font-weight-asian="bold" style:font-name-complex="Lohit Devanagari" style:font-size-complex="16.1000003814697pt" style:font-weight-complex="bold"/>
    </style:style>
    <style:style style:name="T12" style:family="text">
      <style:text-properties style:font-name="Liberation Sans" fo:font-size="16.1000003814697pt" fo:font-weight="bold" officeooo:rsid="0044697e" style:font-name-asian="Noto Sans CJK SC" style:font-size-asian="16.1000003814697pt" style:font-weight-asian="bold" style:font-name-complex="Lohit Devanagari" style:font-size-complex="16.1000003814697pt" style:font-weight-complex="bold"/>
    </style:style>
    <style:style style:name="T13" style:family="text">
      <style:text-properties style:font-name="Liberation Sans" fo:font-size="16.1000003814697pt" fo:font-weight="bold" officeooo:rsid="004a90c8" style:font-name-asian="Noto Sans CJK SC" style:font-size-asian="16.1000003814697pt" style:font-weight-asian="bold" style:font-name-complex="Lohit Devanagari" style:font-size-complex="16.1000003814697pt" style:font-weight-complex="bold"/>
    </style:style>
    <style:style style:name="T14" style:family="text">
      <style:text-properties style:font-name="Liberation Sans" fo:font-size="16.1000003814697pt" fo:font-weight="bold" officeooo:rsid="0052beba" style:font-name-asian="Noto Sans CJK SC" style:font-size-asian="16.1000003814697pt" style:font-weight-asian="bold" style:font-name-complex="Lohit Devanagari" style:font-size-complex="16.1000003814697pt" style:font-weight-complex="bold"/>
    </style:style>
    <style:style style:name="T15" style:family="text">
      <style:text-properties style:font-name="Liberation Sans" fo:font-size="18.2000007629395pt" fo:font-weight="bold" officeooo:rsid="001c0cde" style:font-name-asian="Noto Sans CJK SC" style:font-size-asian="18.2000007629395pt" style:font-weight-asian="bold" style:font-name-complex="Lohit Devanagari" style:font-size-complex="18.2000007629395pt" style:font-weight-complex="bold"/>
    </style:style>
    <style:style style:name="T16" style:family="text">
      <style:text-properties style:font-name="Liberation Sans" fo:font-size="18.2000007629395pt" fo:font-weight="bold" officeooo:rsid="003d4026" style:font-name-asian="Noto Sans CJK SC" style:font-size-asian="18.2000007629395pt" style:font-weight-asian="bold" style:font-name-complex="Lohit Devanagari" style:font-size-complex="18.2000007629395pt" style:font-weight-complex="bold"/>
    </style:style>
    <style:style style:name="T17" style:family="text">
      <style:text-properties style:font-name="Liberation Sans" fo:font-size="14.1000003814697pt" fo:font-weight="bold" officeooo:rsid="001c0cde" style:font-name-asian="Noto Sans CJK SC" style:font-size-asian="14.1000003814697pt" style:font-weight-asian="bold" style:font-name-complex="Lohit Devanagari" style:font-size-complex="14.1000003814697pt" style:font-weight-complex="bold"/>
    </style:style>
    <style:style style:name="T18" style:family="text">
      <style:text-properties style:font-name="Liberation Sans" fo:font-size="14.1000003814697pt" fo:font-weight="bold" officeooo:rsid="001d6098" style:font-name-asian="Noto Sans CJK SC" style:font-size-asian="14.1000003814697pt" style:font-weight-asian="bold" style:font-name-complex="Lohit Devanagari" style:font-size-complex="14.1000003814697pt" style:font-weight-complex="bold"/>
    </style:style>
    <style:style style:name="T19" style:family="text">
      <style:text-properties style:font-name="Liberation Sans" fo:font-size="14.1000003814697pt" fo:font-weight="bold" officeooo:rsid="0052beba"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1356bc"/>
    </style:style>
    <style:style style:name="T21" style:family="text">
      <style:text-properties officeooo:rsid="001461dd"/>
    </style:style>
    <style:style style:name="T22" style:family="text">
      <style:text-properties officeooo:rsid="0015e2e2"/>
    </style:style>
    <style:style style:name="T23" style:family="text">
      <style:text-properties officeooo:rsid="0017b0c0"/>
    </style:style>
    <style:style style:name="T24" style:family="text">
      <style:text-properties officeooo:rsid="00198bbb"/>
    </style:style>
    <style:style style:name="T25" style:family="text">
      <style:text-properties officeooo:rsid="001a8985"/>
    </style:style>
    <style:style style:name="T26" style:family="text">
      <style:text-properties officeooo:rsid="001c0cde"/>
    </style:style>
    <style:style style:name="T27" style:family="text">
      <style:text-properties officeooo:rsid="001d381d"/>
    </style:style>
    <style:style style:name="T28" style:family="text">
      <style:text-properties officeooo:rsid="001d6098"/>
    </style:style>
    <style:style style:name="T29" style:family="text">
      <style:text-properties fo:color="#ffffff" style:font-name="Liberation Mono" fo:font-size="8pt" officeooo:rsid="001d6098" style:font-name-asian="Noto Sans Mono CJK SC" style:font-size-asian="10pt" style:font-name-complex="Liberation Mono" style:font-size-complex="10pt"/>
    </style:style>
    <style:style style:name="T30" style:family="text">
      <style:text-properties fo:color="#ffffff" style:font-name="Liberation Mono" fo:font-size="8pt" officeooo:rsid="003e21c9" style:font-name-asian="Noto Sans Mono CJK SC" style:font-size-asian="10pt" style:font-name-complex="Liberation Mono" style:font-size-complex="10pt"/>
    </style:style>
    <style:style style:name="T31" style:family="text">
      <style:text-properties fo:color="#ffffff" style:font-name="Liberation Mono" fo:font-size="8pt" officeooo:rsid="004006a7" style:font-name-asian="Noto Sans Mono CJK SC" style:font-size-asian="10pt" style:font-name-complex="Liberation Mono" style:font-size-complex="10pt"/>
    </style:style>
    <style:style style:name="T32" style:family="text">
      <style:text-properties fo:color="#ffffff" style:font-name="Liberation Mono" fo:font-size="8pt" officeooo:rsid="0044697e" style:font-name-asian="Noto Sans Mono CJK SC" style:font-size-asian="10pt" style:font-name-complex="Liberation Mono" style:font-size-complex="10pt"/>
    </style:style>
    <style:style style:name="T33" style:family="text">
      <style:text-properties officeooo:rsid="001e5f59"/>
    </style:style>
    <style:style style:name="T34" style:family="text">
      <style:text-properties officeooo:rsid="002011e6"/>
    </style:style>
    <style:style style:name="T35" style:family="text">
      <style:text-properties officeooo:rsid="00224565"/>
    </style:style>
    <style:style style:name="T36" style:family="text">
      <style:text-properties officeooo:rsid="0023fcf5"/>
    </style:style>
    <style:style style:name="T37" style:family="text">
      <style:text-properties officeooo:rsid="002520e5"/>
    </style:style>
    <style:style style:name="T38" style:family="text">
      <style:text-properties officeooo:rsid="0025db30"/>
    </style:style>
    <style:style style:name="T39" style:family="text">
      <style:text-properties officeooo:rsid="0027cb4e"/>
    </style:style>
    <style:style style:name="T40" style:family="text">
      <style:text-properties officeooo:rsid="00296440"/>
    </style:style>
    <style:style style:name="T41" style:family="text">
      <style:text-properties officeooo:rsid="002cb202"/>
    </style:style>
    <style:style style:name="T42" style:family="text">
      <style:text-properties officeooo:rsid="002fad59"/>
    </style:style>
    <style:style style:name="T43" style:family="text">
      <style:text-properties officeooo:rsid="00313fc8"/>
    </style:style>
    <style:style style:name="T44" style:family="text">
      <style:text-properties officeooo:rsid="0031a0fa"/>
    </style:style>
    <style:style style:name="T45" style:family="text">
      <style:text-properties officeooo:rsid="00331f6a"/>
    </style:style>
    <style:style style:name="T46" style:family="text">
      <style:text-properties officeooo:rsid="0033f8de"/>
    </style:style>
    <style:style style:name="T47" style:family="text">
      <style:text-properties officeooo:rsid="00383118"/>
    </style:style>
    <style:style style:name="T48" style:family="text">
      <style:text-properties officeooo:rsid="0038c4e8"/>
    </style:style>
    <style:style style:name="T49" style:family="text">
      <style:text-properties officeooo:rsid="003a7647"/>
    </style:style>
    <style:style style:name="T50" style:family="text">
      <style:text-properties fo:font-style="normal" officeooo:rsid="003a7647" style:font-style-asian="normal" style:font-style-complex="normal"/>
    </style:style>
    <style:style style:name="T51" style:family="text">
      <style:text-properties officeooo:rsid="003b13de"/>
    </style:style>
    <style:style style:name="T52" style:family="text">
      <style:text-properties officeooo:rsid="003b7434"/>
    </style:style>
    <style:style style:name="T53" style:family="text">
      <style:text-properties officeooo:rsid="003d4026"/>
    </style:style>
    <style:style style:name="T54" style:family="text">
      <style:text-properties officeooo:rsid="003e21c9"/>
    </style:style>
    <style:style style:name="T55" style:family="text">
      <style:text-properties officeooo:rsid="004006a7"/>
    </style:style>
    <style:style style:name="T56" style:family="text">
      <style:text-properties officeooo:rsid="0043e51b"/>
    </style:style>
    <style:style style:name="T57" style:family="text">
      <style:text-properties officeooo:rsid="0044508e"/>
    </style:style>
    <style:style style:name="T58" style:family="text">
      <style:text-properties officeooo:rsid="0044697e"/>
    </style:style>
    <style:style style:name="T59" style:family="text">
      <style:text-properties officeooo:rsid="004501ce"/>
    </style:style>
    <style:style style:name="T60" style:family="text">
      <style:text-properties officeooo:rsid="004538a6"/>
    </style:style>
    <style:style style:name="T61" style:family="text">
      <style:text-properties officeooo:rsid="0047169e"/>
    </style:style>
    <style:style style:name="T62" style:family="text">
      <style:text-properties officeooo:rsid="0047dd89"/>
    </style:style>
    <style:style style:name="T63" style:family="text">
      <style:text-properties officeooo:rsid="00493085"/>
    </style:style>
    <style:style style:name="T64" style:family="text">
      <style:text-properties officeooo:rsid="004a3d3d"/>
    </style:style>
    <style:style style:name="T65" style:family="text">
      <style:text-properties officeooo:rsid="0052beba"/>
    </style:style>
    <style:style style:name="T66" style:family="text">
      <style:text-properties officeooo:rsid="0059c2e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Title"/>
      <text:p text:style-name="Title"/>
      <text:p text:style-name="Title"/>
      <text:p text:style-name="Title">Tilda <text:span text:style-name="T1">User Interface</text:span> Library <text:span text:style-name="T1">Application </text:span>Development <text:span text:style-name="T1">and Submodule </text:span>Document<text:span text:style-name="T1">a</text:span>tion</text:p>
      <text:p text:style-name="Text_20_body"/>
      <text:p text:style-name="Text_20_body"/>
      <text:p text:style-name="P39">Written by:</text:p>
      <text:p text:style-name="P40"/>
      <text:p text:style-name="P51">Daniel England</text:p>
      <text:p text:style-name="P51"><text:span text:style-name="T53">Feb </text:span><text:span text:style-name="T26">2022 </text:span><text:span text:style-name="T53">00.01a</text:span><text:span text:style-name="T26">.</text:span></text:p>
      <text:p text:style-name="P40"/>
      <text:p text:style-name="P40"/>
      <text:p text:style-name="P40"/>
      <text:p text:style-name="P40"/>
      <text:p text:style-name="P70"/>
      <text:p text:style-name="P10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5">This page intentionally left blank</text:p>
      <text:p text:style-name="P103"><text:bookmark-start text:name="__RefHeading___Toc106_4117789375"/><text:bookmark-end text:name="__RefHeading___Toc106_411778937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8_4117789375" text:style-name="Index_20_Link" text:visited-style-name="Index_20_Link">1.0 Introduction<text:tab/>5</text:a></text:p>
          <text:p text:style-name="P2"><text:a xlink:type="simple" xlink:href="#__RefHeading___Toc184_4117789375" text:style-name="Index_20_Link" text:visited-style-name="Index_20_Link">1.1 Welcome<text:tab/>5</text:a></text:p>
          <text:p text:style-name="P2"><text:a xlink:type="simple" xlink:href="#__RefHeading___Toc110_4117789375" text:style-name="Index_20_Link" text:visited-style-name="Index_20_Link">1.2 Getting Started<text:tab/>5</text:a></text:p>
          <text:p text:style-name="P3"><text:a xlink:type="simple" xlink:href="#__RefHeading___Toc186_4117789375" text:style-name="Index_20_Link" text:visited-style-name="Index_20_Link">1.2.1 Tilda Library<text:tab/>5</text:a></text:p>
          <text:p text:style-name="P3"><text:a xlink:type="simple" xlink:href="#__RefHeading___Toc188_4117789375" text:style-name="Index_20_Link" text:visited-style-name="Index_20_Link">1.2.2 CC65 Compiler and CA65 Assembler<text:tab/>5</text:a></text:p>
          <text:p text:style-name="P3"><text:a xlink:type="simple" xlink:href="#__RefHeading___Toc190_4117789375" text:style-name="Index_20_Link" text:visited-style-name="Index_20_Link">1.2.3 MEGA65<text:tab/>5</text:a></text:p>
          <text:p text:style-name="P3"><text:a xlink:type="simple" xlink:href="#__RefHeading___Toc192_4117789375" text:style-name="Index_20_Link" text:visited-style-name="Index_20_Link">1.2.4 XEMU<text:tab/>5</text:a></text:p>
          <text:p text:style-name="P1"><text:a xlink:type="simple" xlink:href="#__RefHeading___Toc112_4117789375" text:style-name="Index_20_Link" text:visited-style-name="Index_20_Link">2.0 GUI Principles<text:tab/>6</text:a></text:p>
          <text:p text:style-name="P2"><text:a xlink:type="simple" xlink:href="#__RefHeading___Toc194_4117789375" text:style-name="Index_20_Link" text:visited-style-name="Index_20_Link">2.1 Design<text:tab/>6</text:a></text:p>
          <text:p text:style-name="P2"><text:a xlink:type="simple" xlink:href="#__RefHeading___Toc114_4117789375" text:style-name="Index_20_Link" text:visited-style-name="Index_20_Link">2.2 Events<text:tab/>6</text:a></text:p>
          <text:p text:style-name="P2"><text:a xlink:type="simple" xlink:href="#__RefHeading___Toc116_4117789375" text:style-name="Index_20_Link" text:visited-style-name="Index_20_Link">2.3 State<text:tab/>6</text:a></text:p>
          <text:p text:style-name="P2"><text:a xlink:type="simple" xlink:href="#__RefHeading___Toc118_4117789375" text:style-name="Index_20_Link" text:visited-style-name="Index_20_Link">2.4 Interaction<text:tab/>6</text:a></text:p>
          <text:p text:style-name="P1"><text:a xlink:type="simple" xlink:href="#__RefHeading___Toc120_4117789375" text:style-name="Index_20_Link" text:visited-style-name="Index_20_Link">3.0 Implementation Overview<text:tab/>7</text:a></text:p>
          <text:p text:style-name="P2"><text:a xlink:type="simple" xlink:href="#__RefHeading___Toc122_4117789375" text:style-name="Index_20_Link" text:visited-style-name="Index_20_Link">3.1 Platform Considerations<text:tab/>7</text:a></text:p>
          <text:p text:style-name="P2"><text:a xlink:type="simple" xlink:href="#__RefHeading___Toc124_4117789375" text:style-name="Index_20_Link" text:visited-style-name="Index_20_Link">3.2 Objective Model<text:tab/>7</text:a></text:p>
          <text:p text:style-name="P2"><text:a xlink:type="simple" xlink:href="#__RefHeading___Toc126_4117789375" text:style-name="Index_20_Link" text:visited-style-name="Index_20_Link">3.3 Application Life-cycle<text:tab/>7</text:a></text:p>
          <text:p text:style-name="P2"><text:a xlink:type="simple" xlink:href="#__RefHeading___Toc128_4117789375" text:style-name="Index_20_Link" text:visited-style-name="Index_20_Link">3.4 Standard Object States<text:tab/>7</text:a></text:p>
          <text:p text:style-name="P3"><text:a xlink:type="simple" xlink:href="#__RefHeading___Toc130_4117789375" text:style-name="Index_20_Link" text:visited-style-name="Index_20_Link">3.4.1 Changed State<text:tab/>7</text:a></text:p>
          <text:p text:style-name="P3"><text:a xlink:type="simple" xlink:href="#__RefHeading___Toc132_4117789375" text:style-name="Index_20_Link" text:visited-style-name="Index_20_Link">3.4.2 Dirty State<text:tab/>8</text:a></text:p>
          <text:p text:style-name="P3"><text:a xlink:type="simple" xlink:href="#__RefHeading___Toc134_4117789375" text:style-name="Index_20_Link" text:visited-style-name="Index_20_Link">3.4.3 Prepared State<text:tab/>8</text:a></text:p>
          <text:p text:style-name="P3"><text:a xlink:type="simple" xlink:href="#__RefHeading___Toc136_4117789375" text:style-name="Index_20_Link" text:visited-style-name="Index_20_Link">3.4.4 Visible State<text:tab/>8</text:a></text:p>
          <text:p text:style-name="P3"><text:a xlink:type="simple" xlink:href="#__RefHeading___Toc138_4117789375" text:style-name="Index_20_Link" text:visited-style-name="Index_20_Link">3.4.5 Enabled State<text:tab/>8</text:a></text:p>
          <text:p text:style-name="P2"><text:a xlink:type="simple" xlink:href="#__RefHeading___Toc140_4117789375" text:style-name="Index_20_Link" text:visited-style-name="Index_20_Link">3.5 Standard Object Events<text:tab/>8</text:a></text:p>
          <text:p text:style-name="P3"><text:a xlink:type="simple" xlink:href="#__RefHeading___Toc142_4117789375" text:style-name="Index_20_Link" text:visited-style-name="Index_20_Link">3.5.1 Prepare Event<text:tab/>8</text:a></text:p>
          <text:p text:style-name="P3"><text:a xlink:type="simple" xlink:href="#__RefHeading___Toc144_4117789375" text:style-name="Index_20_Link" text:visited-style-name="Index_20_Link">3.5.2 Initialise Event<text:tab/>8</text:a></text:p>
          <text:p text:style-name="P3"><text:a xlink:type="simple" xlink:href="#__RefHeading___Toc146_4117789375" text:style-name="Index_20_Link" text:visited-style-name="Index_20_Link">3.5.3 Change Event<text:tab/>8</text:a></text:p>
          <text:p text:style-name="P3"><text:a xlink:type="simple" xlink:href="#__RefHeading___Toc148_4117789375" text:style-name="Index_20_Link" text:visited-style-name="Index_20_Link">3.5.4 Present Event<text:tab/>8</text:a></text:p>
          <text:p text:style-name="P1"><text:a xlink:type="simple" xlink:href="#__RefHeading___Toc150_4117789375" text:style-name="Index_20_Link" text:visited-style-name="Index_20_Link">4.0 Module Karl Jr.<text:tab/>9</text:a></text:p>
          <text:p text:style-name="P2"><text:a xlink:type="simple" xlink:href="#__RefHeading___Toc152_4117789375" text:style-name="Index_20_Link" text:visited-style-name="Index_20_Link">4.1 Object Definition<text:tab/>9</text:a></text:p>
          <text:p text:style-name="P3"><text:a xlink:type="simple" xlink:href="#__RefHeading___Toc154_4117789375" text:style-name="Index_20_Link" text:visited-style-name="Index_20_Link">4.1.1 Base Object Class<text:tab/>9</text:a></text:p>
          <text:p text:style-name="P3"><text:a xlink:type="simple" xlink:href="#__RefHeading___Toc156_4117789375" text:style-name="Index_20_Link" text:visited-style-name="Index_20_Link">4.1.2 Named Objects<text:tab/>9</text:a></text:p>
          <text:p text:style-name="P3"><text:a xlink:type="simple" xlink:href="#__RefHeading___Toc158_4117789375" text:style-name="Index_20_Link" text:visited-style-name="Index_20_Link">4.1.3 Module Objects<text:tab/>10</text:a></text:p>
          <text:p text:style-name="P2"><text:a xlink:type="simple" xlink:href="#__RefHeading___Toc160_4117789375" text:style-name="Index_20_Link" text:visited-style-name="Index_20_Link">4.2 First Time Initialisation<text:tab/>10</text:a></text:p>
          <text:p text:style-name="P2"><text:a xlink:type="simple" xlink:href="#__RefHeading___Toc162_4117789375" text:style-name="Index_20_Link" text:visited-style-name="Index_20_Link">4.3 Attaching Modules<text:tab/>10</text:a></text:p>
          <text:p text:style-name="P2"><text:a xlink:type="simple" xlink:href="#__RefHeading___Toc164_4117789375" text:style-name="Index_20_Link" text:visited-style-name="Index_20_Link">4.4 Managing Object State<text:tab/>10</text:a></text:p>
          <text:p text:style-name="P2"><text:a xlink:type="simple" xlink:href="#__RefHeading___Toc198_4117789375" text:style-name="Index_20_Link" text:visited-style-name="Index_20_Link">4.5 Default Event Handlers<text:tab/>11</text:a></text:p>
          <text:p text:style-name="P2"><text:a xlink:type="simple" xlink:href="#__RefHeading___Toc221_4117789375" text:style-name="Index_20_Link" text:visited-style-name="Index_20_Link">4.6 Object Parent<text:tab/>11</text:a></text:p>
          <text:p text:style-name="P2"><text:a xlink:type="simple" xlink:href="#__RefHeading___Toc223_4117789375" text:style-name="Index_20_Link" text:visited-style-name="Index_20_Link">4.7 Object References<text:tab/>11</text:a></text:p>
          <text:p text:style-name="P1"><text:a xlink:type="simple" xlink:href="#__RefHeading___Toc166_4117789375" text:style-name="Index_20_Link" text:visited-style-name="Index_20_Link">5.0 Module Jude<text:tab/>13</text:a></text:p>
          <text:p text:style-name="P2"><text:a xlink:type="simple" xlink:href="#__RefHeading___Toc168_4117789375" text:style-name="Index_20_Link" text:visited-style-name="Index_20_Link">5.1 UInterface Units<text:tab/>13</text:a></text:p>
          <text:p text:style-name="P2"><text:a xlink:type="simple" xlink:href="#__RefHeading___Toc170_4117789375" text:style-name="Index_20_Link" text:visited-style-name="Index_20_Link">5.2 View Objects<text:tab/>13</text:a></text:p>
          <text:p text:style-name="P2"><text:a xlink:type="simple" xlink:href="#__RefHeading___Toc172_4117789375" text:style-name="Index_20_Link" text:visited-style-name="Index_20_Link">5.3 Processing Control<text:tab/>14</text:a></text:p>
          <text:p text:style-name="P2"><text:a xlink:type="simple" xlink:href="#__RefHeading___Toc174_4117789375" text:style-name="Index_20_Link" text:visited-style-name="Index_20_Link">5.4 Additional States<text:tab/>14</text:a></text:p>
          <text:p text:style-name="P3"><text:a xlink:type="simple" xlink:href="#__RefHeading___Toc176_4117789375" text:style-name="Index_20_Link" text:visited-style-name="Index_20_Link">5.4.1 Picked State<text:tab/>14</text:a></text:p>
          <text:p text:style-name="P3"><text:a xlink:type="simple" xlink:href="#__RefHeading___Toc178_4117789375" text:style-name="Index_20_Link" text:visited-style-name="Index_20_Link">5.4.2 Active State<text:tab/>15</text:a></text:p>
          <text:p text:style-name="P3"><text:a xlink:type="simple" xlink:href="#__RefHeading___Toc180_4117789375" text:style-name="Index_20_Link" text:visited-style-name="Index_20_Link">5.4.3 Down State<text:tab/>15</text:a></text:p>
          <text:p text:style-name="P3"><text:a xlink:type="simple" xlink:href="#__RefHeading___Toc182_4117789375" text:style-name="Index_20_Link" text:visited-style-name="Index_20_Link">5.4.4 ExPresent State<text:tab/>15</text:a></text:p>
          <text:p text:style-name="P2"><text:a xlink:type="simple" xlink:href="#__RefHeading___Toc200_4117789375" text:style-name="Index_20_Link" text:visited-style-name="Index_20_Link">5.5 Control Options<text:tab/>15</text:a></text:p>
          <text:p text:style-name="P3"><text:soft-page-break/><text:a xlink:type="simple" xlink:href="#__RefHeading___Toc202_4117789375" text:style-name="Index_20_Link" text:visited-style-name="Index_20_Link">5.5.1 NoAutoInvalidate Option<text:tab/>15</text:a></text:p>
          <text:p text:style-name="P3"><text:a xlink:type="simple" xlink:href="#__RefHeading___Toc204_4117789375" text:style-name="Index_20_Link" text:visited-style-name="Index_20_Link">5.5.2 NoNavigate Option<text:tab/>15</text:a></text:p>
          <text:p text:style-name="P3"><text:a xlink:type="simple" xlink:href="#__RefHeading___Toc206_4117789375" text:style-name="Index_20_Link" text:visited-style-name="Index_20_Link">5.5.3 NoDownActivate Option<text:tab/>16</text:a></text:p>
          <text:p text:style-name="P3"><text:a xlink:type="simple" xlink:href="#__RefHeading___Toc208_4117789375" text:style-name="Index_20_Link" text:visited-style-name="Index_20_Link">5.5.4 DownCapture Option<text:tab/>16</text:a></text:p>
          <text:p text:style-name="P3"><text:a xlink:type="simple" xlink:href="#__RefHeading___Toc210_4117789375" text:style-name="Index_20_Link" text:visited-style-name="Index_20_Link">5.5.5 AutoCheck Option<text:tab/>16</text:a></text:p>
          <text:p text:style-name="P3"><text:a xlink:type="simple" xlink:href="#__RefHeading___Toc212_4117789375" text:style-name="Index_20_Link" text:visited-style-name="Index_20_Link">5.5.6 TextAccelerator2X Option<text:tab/>16</text:a></text:p>
          <text:p text:style-name="P3"><text:a xlink:type="simple" xlink:href="#__RefHeading___Toc214_4117789375" text:style-name="Index_20_Link" text:visited-style-name="Index_20_Link">5.5.7 TextContinuationMark Option<text:tab/>16</text:a></text:p>
          <text:p text:style-name="P3"><text:a xlink:type="simple" xlink:href="#__RefHeading___Toc216_4117789375" text:style-name="Index_20_Link" text:visited-style-name="Index_20_Link">5.5.8 NoAutoCheckOff Option<text:tab/>16</text:a></text:p>
          <text:p text:style-name="P3"><text:a xlink:type="simple" xlink:href="#__RefHeading___Toc218_4117789375" text:style-name="Index_20_Link" text:visited-style-name="Index_20_Link">5.5.9 AutoTrack Option<text:tab/>16</text:a></text:p>
          <text:p text:style-name="P2"><text:a xlink:type="simple" xlink:href="#__RefHeading___Toc225_4117789375" text:style-name="Index_20_Link" text:visited-style-name="Index_20_Link">5.6 Element Class<text:tab/>16</text:a></text:p>
          <text:p text:style-name="P3"><text:a xlink:type="simple" xlink:href="#__RefHeading___Toc227_4117789375" text:style-name="Index_20_Link" text:visited-style-name="Index_20_Link">5.6.1 Element Events<text:tab/>17</text:a></text:p>
          <text:p text:style-name="P3"><text:a xlink:type="simple" xlink:href="#__RefHeading___Toc229_4117789375" text:style-name="Index_20_Link" text:visited-style-name="Index_20_Link">5.6.2 Element Data Members<text:tab/>17</text:a></text:p>
          <text:p text:style-name="P2"><text:a xlink:type="simple" xlink:href="#__RefHeading___Toc231_4117789375" text:style-name="Index_20_Link" text:visited-style-name="Index_20_Link">5.7 Layer Class<text:tab/>17</text:a></text:p>
          <text:p text:style-name="P2"><text:a xlink:type="simple" xlink:href="#__RefHeading___Toc233_4117789375" text:style-name="Index_20_Link" text:visited-style-name="Index_20_Link">5.8 Page Elements<text:tab/>18</text:a></text:p>
          <text:p text:style-name="P2"><text:a xlink:type="simple" xlink:href="#__RefHeading___Toc235_4117789375" text:style-name="Index_20_Link" text:visited-style-name="Index_20_Link">5.9 Panel Elements<text:tab/>18</text:a></text:p>
          <text:p text:style-name="P2"><text:a xlink:type="simple" xlink:href="#__RefHeading___Toc237_4117789375" text:style-name="Index_20_Link" text:visited-style-name="Index_20_Link">5.10 Bar Elements<text:tab/>18</text:a></text:p>
          <text:p text:style-name="P2"><text:a xlink:type="simple" xlink:href="#__RefHeading___Toc245_4117789375" text:style-name="Index_20_Link" text:visited-style-name="Index_20_Link">5.11 Control Elements<text:tab/>19</text:a></text:p>
          <text:p text:style-name="P2"><text:a xlink:type="simple" xlink:href="#__RefHeading___Toc247_4117789375" text:style-name="Index_20_Link" text:visited-style-name="Index_20_Link">5.12 Jude Default Event Handlers<text:tab/>19</text:a></text:p>
          <text:p text:style-name="P1"><text:a xlink:type="simple" xlink:href="#__RefHeading___Toc249_4117789375" text:style-name="Index_20_Link" text:visited-style-name="Index_20_Link">6.0 JudeWidgets Module<text:tab/>20</text:a></text:p>
          <text:p text:style-name="P2"><text:a xlink:type="simple" xlink:href="#__RefHeading___Toc251_4117789375" text:style-name="Index_20_Link" text:visited-style-name="Index_20_Link">6.1 Purpose<text:tab/>20</text:a></text:p>
          <text:p text:style-name="P2"><text:a xlink:type="simple" xlink:href="#__RefHeading___Toc253_4117789375" text:style-name="Index_20_Link" text:visited-style-name="Index_20_Link">6.2 Control Event Handlers<text:tab/>20</text:a></text:p>
          <text:p text:style-name="P2"><text:a xlink:type="simple" xlink:href="#__RefHeading___Toc255_4117789375" text:style-name="Index_20_Link" text:visited-style-name="Index_20_Link">6.3 Label Controls<text:tab/>20</text:a></text:p>
          <text:p text:style-name="P3"><text:a xlink:type="simple" xlink:href="#__RefHeading___Toc257_4117789375" text:style-name="Index_20_Link" text:visited-style-name="Index_20_Link">6.3.1 Label Class<text:tab/>20</text:a></text:p>
          <text:p text:style-name="P3"><text:a xlink:type="simple" xlink:href="#__RefHeading___Toc259_4117789375" text:style-name="Index_20_Link" text:visited-style-name="Index_20_Link">6.3.2 Label Event Handlers<text:tab/>20</text:a></text:p>
          <text:p text:style-name="P2"><text:a xlink:type="simple" xlink:href="#__RefHeading___Toc261_4117789375" text:style-name="Index_20_Link" text:visited-style-name="Index_20_Link">6.4 Edit Controls<text:tab/>20</text:a></text:p>
          <text:p text:style-name="P3"><text:a xlink:type="simple" xlink:href="#__RefHeading___Toc263_4117789375" text:style-name="Index_20_Link" text:visited-style-name="Index_20_Link">6.4.1 Edit Class<text:tab/>20</text:a></text:p>
          <text:p text:style-name="P3"><text:a xlink:type="simple" xlink:href="#__RefHeading___Toc265_4117789375" text:style-name="Index_20_Link" text:visited-style-name="Index_20_Link">6.4.2 Edit Event Handlers<text:tab/>21</text:a></text:p>
          <text:p text:style-name="P2"><text:a xlink:type="simple" xlink:href="#__RefHeading___Toc267_4117789375" text:style-name="Index_20_Link" text:visited-style-name="Index_20_Link">6.5 RadioGroup Controls<text:tab/>21</text:a></text:p>
          <text:p text:style-name="P3"><text:a xlink:type="simple" xlink:href="#__RefHeading___Toc269_4117789375" text:style-name="Index_20_Link" text:visited-style-name="Index_20_Link">6.5.1 RadioGroup Class<text:tab/>21</text:a></text:p>
          <text:p text:style-name="P3"><text:a xlink:type="simple" xlink:href="#__RefHeading___Toc271_4117789375" text:style-name="Index_20_Link" text:visited-style-name="Index_20_Link">6.5.2 RadioGroup Event Handlers<text:tab/>21</text:a></text:p>
          <text:p text:style-name="P2"><text:a xlink:type="simple" xlink:href="#__RefHeading___Toc273_4117789375" text:style-name="Index_20_Link" text:visited-style-name="Index_20_Link">6.6 RadioButton Controls<text:tab/>21</text:a></text:p>
          <text:p text:style-name="P3"><text:a xlink:type="simple" xlink:href="#__RefHeading___Toc275_4117789375" text:style-name="Index_20_Link" text:visited-style-name="Index_20_Link">6.6.1 RadioButton Class<text:tab/>22</text:a></text:p>
          <text:p text:style-name="P3"><text:a xlink:type="simple" xlink:href="#__RefHeading___Toc277_4117789375" text:style-name="Index_20_Link" text:visited-style-name="Index_20_Link">6.6.2 RadioButton Event Handlers<text:tab/>22</text:a></text:p>
          <text:p text:style-name="P2"><text:a xlink:type="simple" xlink:href="#__RefHeading___Toc279_4117789375" text:style-name="Index_20_Link" text:visited-style-name="Index_20_Link">6.7 PageButton Controls<text:tab/>22</text:a></text:p>
          <text:p text:style-name="P3"><text:a xlink:type="simple" xlink:href="#__RefHeading___Toc281_4117789375" text:style-name="Index_20_Link" text:visited-style-name="Index_20_Link">6.7.1 PageButton Class<text:tab/>22</text:a></text:p>
          <text:p text:style-name="P3"><text:a xlink:type="simple" xlink:href="#__RefHeading___Toc283_4117789375" text:style-name="Index_20_Link" text:visited-style-name="Index_20_Link">6.7.2 PageButton Event Handlers<text:tab/>22</text:a></text:p>
        </text:index-body>
      </text:table-of-content>
      <text:p text:style-name="P72"/>
      <text:h text:style-name="P6" text:outline-level="1"><text:bookmark-start text:name="__RefHeading___Toc108_4117789375"/>1.0 Introduction<text:bookmark-end text:name="__RefHeading___Toc108_4117789375"/></text:h>
      <text:h text:style-name="Heading_20_2" text:outline-level="2"><text:bookmark-start text:name="__RefHeading___Toc184_4117789375"/>1.1 Welcome<text:bookmark-end text:name="__RefHeading___Toc184_4117789375"/></text:h>
      <text:p text:style-name="P40">Welcome to the Tilda <text:span text:style-name="T40">application </text:span>development documentation. <text:s/>In here, you will find valuable information about writing applications that use the Tilda UI library and its submodules.</text:p>
      <text:p text:style-name="P49">GUI application development principles will be introduced, an overview of the implementation provided by Tilda given and the specific details of programming with Tilda will be discussed.</text:p>
      <text:h text:style-name="Heading_20_2" text:outline-level="2"><text:bookmark-start text:name="__RefHeading___Toc110_4117789375"/><text:span text:style-name="T1">1.</text:span><text:span text:style-name="T10">2</text:span><text:span text:style-name="T1"> </text:span>Getting <text:span text:style-name="T3">S</text:span>tarted<text:bookmark-end text:name="__RefHeading___Toc110_4117789375"/></text:h>
      <text:h text:style-name="Heading_20_3" text:outline-level="3"><text:bookmark-start text:name="__RefHeading___Toc186_4117789375"/>1.2.1 Tilda Library<text:bookmark-end text:name="__RefHeading___Toc186_4117789375"/></text:h>
      <text:p text:style-name="P43"><text:span text:style-name="T1">Tilda is available as a link library for the ca65 assembler and cc65 compiler </text:span><text:span text:style-name="T21">on the MEGA65 platform</text:span><text:span text:style-name="T1">. <text:s/></text:span><text:span text:style-name="T42">You will find it in the GitHub repository at: <text:s/></text:span><text:a xlink:type="simple" xlink:href="https://github.com/M3wP/mega65-tilda-lib" text:style-name="Internet_20_link" text:visited-style-name="Visited_20_Internet_20_Link"><text:span text:style-name="T21">https://github.com/M3wP/mega65-tilda-lib</text:span></text:a></text:p>
      <text:p text:style-name="P50"><text:span text:style-name="T26">The code examples given in this document will largely be for C since that is more commonly understood than 6502 assembly and has a more standard syntax than the assemblers do. <text:s/>The example code can be translated into assembly and used, just the same. <text:s/></text:span><text:span text:style-name="T51">An assembly only example application will be given.</text:span></text:p>
      <text:h text:style-name="Heading_20_3" text:outline-level="3"><text:bookmark-start text:name="__RefHeading___Toc188_4117789375"/>1.<text:span text:style-name="T42">2.2</text:span> CC65 Compiler and CA65 Assembler<text:bookmark-end text:name="__RefHeading___Toc188_4117789375"/></text:h>
      <text:p text:style-name="P75"><text:span text:style-name="T42">The cc65 and ca65 tools are available from the following repository: <text:s/></text:span><text:a xlink:type="simple" xlink:href="https://github.com/cc65/cc65" text:style-name="Internet_20_link" text:visited-style-name="Visited_20_Internet_20_Link"><text:span text:style-name="T42">https://github.com/cc65/cc65</text:span></text:a></text:p>
      <text:h text:style-name="Heading_20_3" text:outline-level="3"><text:bookmark-start text:name="__RefHeading___Toc190_4117789375"/>1.2.3 MEGA65<text:bookmark-end text:name="__RefHeading___Toc190_4117789375"/></text:h>
      <text:p text:style-name="P75"><text:span text:style-name="T42">You can get all the information you could desire about the MEGA65 from its web site at: <text:s/></text:span><text:a xlink:type="simple" xlink:href="https://www.mega65.org/" text:style-name="Internet_20_link" text:visited-style-name="Visited_20_Internet_20_Link"><text:span text:style-name="T42">https://www.mega65.org/</text:span></text:a></text:p>
      <text:h text:style-name="Heading_20_3" text:outline-level="3"><text:bookmark-start text:name="__RefHeading___Toc192_4117789375"/>1.2.4 <text:span text:style-name="T42">XEMU</text:span><text:bookmark-end text:name="__RefHeading___Toc192_4117789375"/></text:h>
      <text:p text:style-name="P75"><text:span text:style-name="T42">For those who simply want an emulator, it can also be found at: <text:s/></text:span><text:a xlink:type="simple" xlink:href="https://github.com/lgblgblgb/xemu" text:style-name="Internet_20_link" text:visited-style-name="Visited_20_Internet_20_Link"><text:span text:style-name="T42">https://github.com/lgblgblgb/xemu</text:span></text:a></text:p>
      <text:p text:style-name="P75"/>
      <text:h text:style-name="P4" text:outline-level="1"><text:bookmark-start text:name="__RefHeading___Toc112_4117789375"/><text:span text:style-name="T26">2.0</text:span><text:span text:style-name="T1"> GUI </text:span><text:span text:style-name="T3">P</text:span><text:span text:style-name="T1">rinciples</text:span><text:bookmark-end text:name="__RefHeading___Toc112_4117789375"/></text:h>
      <text:h text:style-name="Heading_20_2" text:outline-level="2"><text:bookmark-start text:name="__RefHeading___Toc194_4117789375"/>2.1 <text:span text:style-name="T9">Design</text:span><text:bookmark-end text:name="__RefHeading___Toc194_4117789375"/></text:h>
      <text:p text:style-name="P41"><text:span text:style-name="T1">A modern GUI (graphical user interface) allows the user to explore options and perform tasks in an interactive manner. <text:s/></text:span><text:span text:style-name="T20">The user makes selections or provides input with a number of </text:span><text:span text:style-name="T47">peripheral</text:span><text:span text:style-name="T20"> devices in order to manipulate the behaviour of the application.</text:span></text:p>
      <text:p text:style-name="P42"><text:span text:style-name="T20">This is achieved through the provision of interaction points called “widgets” or “controls”. <text:s/>Each control allows the user to perform a task or input </text:span><text:span text:style-name="T51">and</text:span><text:span text:style-name="T20"> select value</text:span><text:span text:style-name="T51">s</text:span><text:span text:style-name="T20">. <text:s/>Through several interactions with a number of controls, the user achieves the outcomes they desire.</text:span></text:p>
      <text:p text:style-name="P42"><text:span text:style-name="T20">Whilst Tilda is not “graphical” for the fact that it is uses only text, applications using it will still be constructed of controls and the user still interacts with those applications as they would any GUI.</text:span></text:p>
      <text:h text:style-name="P11" text:outline-level="2"><text:bookmark-start text:name="__RefHeading___Toc114_4117789375"/><text:span text:style-name="T6">2.</text:span><text:span text:style-name="T9">2</text:span><text:span text:style-name="T23"> Events</text:span><text:bookmark-end text:name="__RefHeading___Toc114_4117789375"/></text:h>
      <text:p text:style-name="P45"><text:span text:style-name="T22">In GUI systems, in order to manage the fact that a user can perform any available task or input any value in any order they see fit, “events” are used to signal that an action has been made or a task needs to be performed. <text:s/>Programming with Tilda involves making a number of event “handlers” or routines that are called in response to specific events. <text:s/>An application is </text:span><text:span text:style-name="T23">comprised</text:span><text:span text:style-name="T22"> of these event handlers which together, build the behaviour of the application. </text:span></text:p>
      <text:h text:style-name="P11" text:outline-level="2"><text:bookmark-start text:name="__RefHeading___Toc116_4117789375"/><text:span text:style-name="T26">2.</text:span><text:span text:style-name="T9">3</text:span><text:span text:style-name="T23"> State</text:span><text:bookmark-end text:name="__RefHeading___Toc116_4117789375"/></text:h>
      <text:p text:style-name="P45"><text:span text:style-name="T23">Each control in the application is dedicated to a specific task through the way it responds to the events that are triggered upon it.</text:span></text:p>
      <text:p text:style-name="P45"><text:span text:style-name="T23">For the application to understand the exact nature of the interactions, states are used to signal specific conditions. <text:s/>When processing the events, the control’s state can be checked to determine the exact nature of the behavioural requirement.</text:span></text:p>
      <text:h text:style-name="Heading_20_2" text:outline-level="2"><text:bookmark-start text:name="__RefHeading___Toc118_4117789375"/><text:span text:style-name="T26">2.</text:span><text:span text:style-name="T9">4</text:span> <text:span text:style-name="T3">Interaction</text:span><text:bookmark-end text:name="__RefHeading___Toc118_4117789375"/></text:h>
      <text:p text:style-name="P46">As the user interacts with the controls in the application, the state of the controls is changed and events are triggered. <text:s/>There are several key types of interaction that a user can provide. <text:s/>In Tilda, the user can “pick” a control, “activate” a control or “down” a control. <text:s/>These interactions are signalled with specific states and can be detected in the appropriate event handlers as required. <text:s/><text:span text:style-name="T24">The states and events available to an application using the Tilda system are described in a later chapter.</text:span></text:p>
      <text:h text:style-name="P5" text:outline-level="1"><text:bookmark-start text:name="__RefHeading___Toc120_4117789375"/><text:span text:style-name="T15">3</text:span><text:span text:style-name="T20">.0 </text:span><text:span text:style-name="T26">Implementation </text:span><text:span text:style-name="T20">Overview</text:span><text:bookmark-end text:name="__RefHeading___Toc120_4117789375"/></text:h>
      <text:h text:style-name="P10" text:outline-level="2"><text:bookmark-start text:name="__RefHeading___Toc122_4117789375"/><text:span text:style-name="T6">3</text:span><text:span text:style-name="T21">.1 Platform </text:span><text:span text:style-name="T4">C</text:span><text:span text:style-name="T21">onsiderations</text:span><text:bookmark-end text:name="__RefHeading___Toc122_4117789375"/></text:h>
      <text:p text:style-name="P43"><text:span text:style-name="T21">Tilda has been written for the MEGA65 platform and as such, is designed for a constrained system. <text:s/>Many features of a modern GUI system are not feasible on this platform. <text:s/>Some simplification of more complex behaviours has been made.</text:span></text:p>
      <text:p text:style-name="P43"><text:span text:style-name="T21">In addition, the input methods commonly used on this platform are not the same as other platforms. <text:s/>The keyboard plays a more important role and even joysticks are commonly used as a primary input device. <text:s/>To better support this situation, the controls in Tilda are designed to behave in certain ways in response to user input. <text:s/>Specifically, control states are more “transactional” and limited in the way that they can be applied </text:span><text:span text:style-name="T22">or used </text:span><text:span text:style-name="T57">and event generation is not cached</text:span><text:span text:style-name="T21">.</text:span></text:p>
      <text:h text:style-name="P9" text:outline-level="2"><text:bookmark-start text:name="__RefHeading___Toc124_4117789375"/><text:span text:style-name="T6">3</text:span><text:span text:style-name="T2">.</text:span><text:span text:style-name="T4">2</text:span><text:span text:style-name="T2"> </text:span><text:span text:style-name="T4">Objective Model</text:span><text:bookmark-end text:name="__RefHeading___Toc124_4117789375"/></text:h>
      <text:p text:style-name="P47"><text:span text:style-name="T24">In order to “localise” or collect the states and event handlers specific to a control </text:span><text:span text:style-name="T39">together</text:span><text:span text:style-name="T24">, an “objective” programming model is required. <text:s/>In Tilda, the assembler and compiler used do no</text:span><text:span text:style-name="T48">t</text:span><text:span text:style-name="T24"> support objective coding. <text:s/>However, some clever design allows this kind of model, even in this case. <text:s/>Each control is a “object” with data and events associated with it. <text:s/>Each control “inherits” these elements from a parent “class” and expands on them to provide its own features. <text:s/></text:span><text:span text:style-name="T48">To achieve this, we make use of structures and callbacks with default behaviours provided in “base class” methods.</text:span></text:p>
      <text:h text:style-name="P9" text:outline-level="2"><text:bookmark-start text:name="__RefHeading___Toc126_4117789375"/><text:span text:style-name="T6">3</text:span><text:span text:style-name="T4">.3 </text:span><text:span text:style-name="T2">Application Life-cycle</text:span><text:bookmark-end text:name="__RefHeading___Toc126_4117789375"/></text:h>
      <text:p text:style-name="P44"><text:span text:style-name="T22">With Tilda </text:span><text:span text:style-name="T24">as with any GUI based application, there is no fixed processing path through the application. <text:s/>Events are triggered as required. <text:s/></text:span><text:span text:style-name="T48">Your application must cede control to the </text:span><text:span text:style-name="T24">Tilda system. <text:s/>When this is done, a specific order of events is engaged. <text:s/>This is the same for the application as it is for any control since they are all objects. <text:s/></text:span><text:span text:style-name="T25">In Tilda, the application itself is represented by an object. <text:s/></text:span><text:span text:style-name="T57">Some care should be taken for the consideration of a co-operative system in event handling.</text:span></text:p>
      <text:h text:style-name="P12" text:outline-level="2"><text:bookmark-start text:name="__RefHeading___Toc128_4117789375"/>3.4 Standard Object States<text:bookmark-end text:name="__RefHeading___Toc128_4117789375"/></text:h>
      <text:p text:style-name="P56">There are five (5) standard object states and a few more for control specific states which will be discussed in the next section. <text:s/>These states are combined and “flagged” in the object’s current state.</text:p>
      <text:p text:style-name="Preformatted_20_Text"/>
      <text:p text:style-name="Preformatted_20_Text"><text:tab/>#define STATE_CHANGED<text:tab/><text:tab/>0x80</text:p>
      <text:p text:style-name="Preformatted_20_Text"><text:tab/>#define STATE_DIRTY<text:tab/><text:tab/>0x40</text:p>
      <text:p text:style-name="Preformatted_20_Text"><text:tab/>#define STATE_PREPARED<text:tab/><text:tab/>0x20</text:p>
      <text:p text:style-name="Preformatted_20_Text"><text:tab/>#define STATE_VISIBLE<text:tab/><text:tab/>0x01</text:p>
      <text:p text:style-name="Preformatted_20_Text"><text:tab/>#define STATE_ENABLED<text:tab/><text:tab/>0x02</text:p>
      <text:p text:style-name="Preformatted_20_Text"/>
      <text:p text:style-name="P56"/>
      <text:h text:style-name="Heading_20_3" text:outline-level="3"><text:bookmark-start text:name="__RefHeading___Toc130_4117789375"/>3.4.1 Changed State<text:bookmark-end text:name="__RefHeading___Toc130_4117789375"/></text:h>
      <text:p text:style-name="P56">This state is generally automatically applied when the other states are included or excluded and should not be used by a regular object.</text:p>
      <text:h text:style-name="Heading_20_3" text:outline-level="3"><text:bookmark-start text:name="__RefHeading___Toc132_4117789375"/><text:soft-page-break/>3.4.2 Dirty State<text:bookmark-end text:name="__RefHeading___Toc132_4117789375"/></text:h>
      <text:p text:style-name="Text_20_body">When a control needs to be “presented” (see the next topic), the dirty state should be applied or included in the object’s state. <text:s/>When the system is next able, the control will receive the present event. <text:s/>This state should be excluded when the object or control is finally presented.</text:p>
      <text:h text:style-name="P19" text:outline-level="3"><text:bookmark-start text:name="__RefHeading___Toc134_4117789375"/>3.4.3 <text:span text:style-name="T33">Prepared State</text:span><text:bookmark-end text:name="__RefHeading___Toc134_4117789375"/></text:h>
      <text:p text:style-name="P58"><text:span text:style-name="T33">This state should be included in the object’s state when it is successfully prepared in the prepare event handler. <text:s/>This signals to the system that the object is ready for use.</text:span></text:p>
      <text:h text:style-name="P20" text:outline-level="3"><text:bookmark-start text:name="__RefHeading___Toc136_4117789375"/>3.4.4 Visible State<text:bookmark-end text:name="__RefHeading___Toc136_4117789375"/></text:h>
      <text:p text:style-name="P58"><text:span text:style-name="T33">If an object is to be presented at all, it must include the visible state in its current state. <text:s/>If this is not the case, the object will not be presented </text:span><text:span text:style-name="T48">and will receive no presentation events</text:span><text:span text:style-name="T33">.</text:span></text:p>
      <text:h text:style-name="Heading_20_3" text:outline-level="3"><text:bookmark-start text:name="__RefHeading___Toc138_4117789375"/>3.4.5 Enabled State<text:bookmark-end text:name="__RefHeading___Toc138_4117789375"/></text:h>
      <text:p text:style-name="P57">In order for the object to be “interactive” (i.e. that the user can make use of it) the enabled state should be included in the object’s current state. <text:s/>Controls are also displayed differently depending upon this state.</text:p>
      <text:h text:style-name="Heading_20_2" text:outline-level="2"><text:bookmark-start text:name="__RefHeading___Toc140_4117789375"/>3.<text:span text:style-name="T7">5</text:span> <text:span text:style-name="T28">Standard Object Events</text:span><text:bookmark-end text:name="__RefHeading___Toc140_4117789375"/></text:h>
      <text:p text:style-name="P55"><text:span text:style-name="T28">There are four (4) standard events that every object should provide handlers for. <text:s/></text:span><text:span text:style-name="T35">When the event handler is called, a reference to the object is provided in the “zptrself” pointer. <text:s/>This allows the event handler to be used for all objects of a particular class and determine which specific object the even has been triggered for.</text:span></text:p>
      <text:h text:style-name="P18" text:outline-level="3"><text:bookmark-start text:name="__RefHeading___Toc142_4117789375"/><text:span text:style-name="T28">3.</text:span><text:span text:style-name="T18">5</text:span><text:span text:style-name="T28">.1 Prepare Event</text:span><text:bookmark-end text:name="__RefHeading___Toc142_4117789375"/></text:h>
      <text:p text:style-name="P55"><text:span text:style-name="T28">The Prepare event is triggered on an object when it is first introduced into the system. <text:s/></text:span><text:span text:style-name="T33">If the object can subsequently be used, it should include the prepared state in its current state.</text:span></text:p>
      <text:h text:style-name="Heading_20_3" text:outline-level="3"><text:bookmark-start text:name="__RefHeading___Toc144_4117789375"/>3.5.2 <text:span text:style-name="T33">Initialise Event</text:span><text:bookmark-end text:name="__RefHeading___Toc144_4117789375"/></text:h>
      <text:p text:style-name="P58"><text:span text:style-name="T33">This event is triggered for the first time an object is actually used by the system. <text:s/>Although objects may receive the prepare event, they are not actually “in use” until they receive the initialise event.</text:span></text:p>
      <text:h text:style-name="Heading_20_3" text:outline-level="3"><text:bookmark-start text:name="__RefHeading___Toc146_4117789375"/>3.5.3 Change Event<text:bookmark-end text:name="__RefHeading___Toc146_4117789375"/></text:h>
      <text:p text:style-name="P60"><text:span text:style-name="T34">When an object has changed (the changed state has been included in its current state), the object will receive the changed event when the system is next able to. <text:s/>This allows monitoring of state changes and performing actions based on these changes. <text:s/>The standard controls respond to this by including the dirty state in the current state, for example.</text:span></text:p>
      <text:h text:style-name="Heading_20_3" text:outline-level="3"><text:bookmark-start text:name="__RefHeading___Toc148_4117789375"/>3.5.4 Present Event<text:bookmark-end text:name="__RefHeading___Toc148_4117789375"/></text:h>
      <text:p text:style-name="P59">The purpose of most objects is to be displayed. <text:s/>If so, they can handle the present event to do this. <text:s/>When the object is flagged as dirty, the system will, when next able, trigger the present event on the object.</text:p>
      <text:h text:style-name="P7" text:outline-level="1"><text:bookmark-start text:name="__RefHeading___Toc150_4117789375"/><text:span text:style-name="T15">4</text:span><text:span text:style-name="T25">.0 Module Karl Jr.</text:span><text:bookmark-end text:name="__RefHeading___Toc150_4117789375"/></text:h>
      <text:p text:style-name="P60"><text:span text:style-name="T34">A Tilda based application and Tilda itself, is comprised of many objects. <text:s/></text:span><text:span text:style-name="T26">Each object in the system inherits from the base object class. <text:s/>The Karl Jr. module is responsible for the life time management of all of the objects in the system.</text:span></text:p>
      <text:h text:style-name="Heading_20_2" text:outline-level="2"><text:bookmark-start text:name="__RefHeading___Toc152_4117789375"/><text:span text:style-name="T6">4</text:span>.1 <text:span text:style-name="T25">Object De</text:span><text:span text:style-name="T5">finition</text:span><text:bookmark-end text:name="__RefHeading___Toc152_4117789375"/></text:h>
      <text:p text:style-name="P48">In a Tilda based application, you will need to define the objects of which your application is comprised. <text:s/>This is done by allocating memory to instances of the <text:span text:style-name="T26">required object type and linking them to the correct event handlers and other objects as well as providing default values for its data members.</text:span></text:p>
      <text:h text:style-name="P16" text:outline-level="3"><text:bookmark-start text:name="__RefHeading___Toc154_4117789375"/><text:span text:style-name="T17">4</text:span><text:span text:style-name="T26">.1.1 Base Object Class</text:span><text:bookmark-end text:name="__RefHeading___Toc154_4117789375"/></text:h>
      <text:p text:style-name="P53"><text:span text:style-name="T27">Every object in the system must be derived from the object base class which is shown below. <text:s/></text:span><text:span text:style-name="T28">This is a “abstract” class in that no object actually used should be of this class, only “inheriting” from it instead. <text:s/></text:span><text:span text:style-name="T56">Inheritance is achieved by nesting the structures.</text:span></text:p>
      <text:p text:style-name="P35"/>
      <text:p text:style-name="P35"><text:tab/>typedef struct OBJECT {</text:p>
      <text:p text:style-name="P35"><text:tab/>//<text:tab/>Type details</text:p>
      <text:p text:style-name="P35"><text:tab/><text:tab/><text:tab/>byte<text:tab/><text:tab/><text:tab/>size;</text:p>
      <text:p text:style-name="P35"><text:tab/><text:tab/><text:tab/>karlFarPtr_t<text:tab/><text:tab/>parent;</text:p>
      <text:p text:style-name="P35"><text:tab/></text:p>
      <text:p text:style-name="P35"><text:tab/>//<text:tab/><text:span text:style-name="T29">Event handlers</text:span></text:p>
      <text:p text:style-name="P35"><text:tab/><text:tab/><text:tab/>EVENTPTR<text:tab/><text:tab/>prepare;</text:p>
      <text:p text:style-name="P35"><text:tab/><text:tab/><text:tab/>EVENTPTR<text:tab/><text:tab/>initialise;</text:p>
      <text:p text:style-name="P35"><text:tab/><text:tab/><text:tab/>EVENTPTR<text:tab/><text:tab/>change;</text:p>
      <text:p text:style-name="P35"><text:tab/><text:tab/><text:tab/>EVENTPTR<text:tab/><text:tab/>release;</text:p>
      <text:p text:style-name="P35"><text:tab/></text:p>
      <text:p text:style-name="P35"><text:tab/>//<text:tab/>State information</text:p>
      <text:p text:style-name="P35"><text:tab/><text:tab/><text:tab/>word<text:tab/><text:tab/><text:tab/>state;</text:p>
      <text:p text:style-name="P35"><text:tab/><text:tab/><text:tab/>word<text:tab/><text:tab/><text:tab/>oldstate;</text:p>
      <text:p text:style-name="P35"><text:tab/><text:tab/><text:tab/>word<text:tab/><text:tab/><text:tab/>options;</text:p>
      <text:p text:style-name="P35"><text:tab/></text:p>
      <text:p text:style-name="P35"><text:tab/>//<text:tab/>Data items</text:p>
      <text:p text:style-name="P35"><text:tab/><text:tab/><text:tab/>word<text:tab/><text:tab/><text:tab/>tag;</text:p>
      <text:p text:style-name="P35"><text:tab/><text:tab/>} karlObject_t;</text:p>
      <text:p text:style-name="P35"/>
      <text:p text:style-name="Text_20_body"/>
      <text:p text:style-name="P54">Here you can see the declaration of data members and event handler references.</text:p>
      <text:h text:style-name="P17" text:outline-level="3"><text:bookmark-start text:name="__RefHeading___Toc156_4117789375"/>4.1.2 Named Objects<text:bookmark-end text:name="__RefHeading___Toc156_4117789375"/></text:h>
      <text:p text:style-name="P52">To identify certain key objects in the system, the NamedObject class is used. <text:s/><text:span text:style-name="T28">Again, this is an “abstract” class and should not be used directly but instead through one of its descendants. <text:s/></text:span><text:span text:style-name="T56">The inheritance method is also shown here.</text:span></text:p>
      <text:p text:style-name="P36"/>
      <text:p text:style-name="P37"><text:tab/>typedef struct<text:tab/>NAMEDOBJECT {</text:p>
      <text:p text:style-name="P37"><text:tab/>//<text:tab/><text:span text:style-name="T27">Object base class</text:span></text:p>
      <text:p text:style-name="P37"><text:tab/><text:tab/><text:tab/>karlObject_t<text:tab/><text:tab/>_object;</text:p>
      <text:p text:style-name="P37"/>
      <text:p text:style-name="P37"><text:tab/>//<text:tab/><text:span text:style-name="T27">Named object members</text:span></text:p>
      <text:p text:style-name="P38"><text:tab/><text:tab/><text:tab/>karlName_t<text:tab/><text:tab/>name;</text:p>
      <text:p text:style-name="P37"><text:tab/><text:tab/>} karlNamedObject_t;</text:p>
      <text:p text:style-name="P37"/>
      <text:p text:style-name="P104"/>
      <text:h text:style-name="Heading_20_3" text:outline-level="3"><text:bookmark-start text:name="__RefHeading___Toc158_4117789375"/><text:soft-page-break/><text:span text:style-name="T28">4.1.3 Module Objects</text:span><text:bookmark-end text:name="__RefHeading___Toc158_4117789375"/></text:h>
      <text:p text:style-name="P55"><text:span text:style-name="T28">The first of the object types that can be instantiated, Module objects are used as containers for other objects that get installed into the system. <text:s/>This includes the system modules as well as the application’s module. <text:s/></text:span></text:p>
      <text:p text:style-name="Preformatted_20_Text"/>
      <text:p text:style-name="Preformatted_20_Text"><text:tab/>typedef<text:tab/>struct<text:tab/>MODULE {</text:p>
      <text:p text:style-name="P23"><text:tab/>//<text:tab/><text:span text:style-name="T28">Named Object</text:span></text:p>
      <text:p text:style-name="P23"><text:tab/><text:tab/><text:tab/>karlNamedObject_t<text:tab/>_named;</text:p>
      <text:p text:style-name="Preformatted_20_Text"><text:tab/></text:p>
      <text:p text:style-name="Preformatted_20_Text"><text:tab/>//<text:tab/><text:span text:style-name="T28">Module members</text:span></text:p>
      <text:p text:style-name="Preformatted_20_Text"><text:tab/><text:tab/><text:tab/>karlFarPtr_t<text:tab/><text:tab/>units_p;</text:p>
      <text:p text:style-name="Preformatted_20_Text"><text:tab/><text:tab/><text:tab/>byte<text:tab/><text:tab/><text:tab/>unitscnt;</text:p>
      <text:p text:style-name="Preformatted_20_Text"><text:tab/><text:tab/>} karlModule_t;</text:p>
      <text:p text:style-name="Preformatted_20_Text"/>
      <text:p text:style-name="Text_20_body"/>
      <text:p text:style-name="Text_20_body">Modules contain one (1) or a number of functional unit objects. <text:s/>The exact nature of <text:span text:style-name="T34">the units is dependant upon the functionality that the module provides.</text:span></text:p>
      <text:h text:style-name="P13" text:outline-level="2"><text:bookmark-start text:name="__RefHeading___Toc160_4117789375"/><text:span text:style-name="T6">4</text:span>.2 <text:span text:style-name="T35">First Time Initialisation</text:span><text:bookmark-end text:name="__RefHeading___Toc160_4117789375"/></text:h>
      <text:p text:style-name="P61">To begin using the Karl Jr. module, it must be initialised. <text:s/>Since there is no access to any objects in the system until this occurs, a specific routine must be called.</text:p>
      <text:p text:style-name="Preformatted_20_Text"/>
      <text:p text:style-name="Preformatted_20_Text"><text:tab/>KarlInit();</text:p>
      <text:p text:style-name="Preformatted_20_Text"/>
      <text:p text:style-name="P61"/>
      <text:h text:style-name="P13" text:outline-level="2"><text:bookmark-start text:name="__RefHeading___Toc162_4117789375"/><text:span text:style-name="T8">4.3 Attaching Modules</text:span><text:bookmark-end text:name="__RefHeading___Toc162_4117789375"/></text:h>
      <text:p text:style-name="P61">To include a module object into the system, it must be attached. <text:s/>To do this, the following code is used.</text:p>
      <text:p text:style-name="P24"><text:tab/></text:p>
      <text:p text:style-name="P24"><text:tab/>KarlModAttach(&amp;modulep);</text:p>
      <text:p text:style-name="P24"/>
      <text:p text:style-name="Text_20_body"/>
      <text:p text:style-name="P62"><text:span text:style-name="T35">Here the module “modulep” is attached to the system – its objects included into the current run-time. <text:s/>The module will be prepared and initialised.</text:span></text:p>
      <text:p text:style-name="P61">Generally, this feature will be used for the application module but other modules can be attached.</text:p>
      <text:h text:style-name="Heading_20_2" text:outline-level="2"><text:bookmark-start text:name="__RefHeading___Toc164_4117789375"/>4.4 Managing Object State<text:bookmark-end text:name="__RefHeading___Toc164_4117789375"/></text:h>
      <text:p text:style-name="P62"><text:span text:style-name="T35">Karl Jr. includes some routines for managing the state of an object. <text:s/>These </text:span><text:span text:style-name="T36">routines rely on the “zptrself” pointer to be set correctly for the object on which they should operate.</text:span></text:p>
      <text:p text:style-name="Preformatted_20_Text"/>
      <text:p text:style-name="Preformatted_20_Text"><text:tab/>void<text:tab/>__fastcall__<text:tab/>KarlObjExcludeState(byte state);</text:p>
      <text:p text:style-name="Preformatted_20_Text"><text:tab/>void<text:tab/>__fastcall__<text:tab/>KarlObjIncludeState(byte state);</text:p>
      <text:p text:style-name="Preformatted_20_Text"/>
      <text:p text:style-name="Preformatted_20_Text"><text:tab/>void<text:tab/>KarlObjExcStateEx(byte changed, word state);</text:p>
      <text:p text:style-name="Preformatted_20_Text"><text:tab/>void<text:tab/>KarlObjIncStateEx(byte changed, word state);</text:p>
      <text:p text:style-name="Preformatted_20_Text"/>
      <text:p text:style-name="P74"/>
      <text:h text:style-name="Heading_20_2" text:outline-level="2"><text:bookmark-start text:name="__RefHeading___Toc198_4117789375"/><text:soft-page-break/>4.5 Default Event Handlers<text:bookmark-end text:name="__RefHeading___Toc198_4117789375"/></text:h>
      <text:p text:style-name="P77"><text:span text:style-name="T43">Karl Jr. provides standard event handlers that allow your objects to perform the default behaviour. <text:s/>They can be used as direct references in the object instance or called as an “override” from within another handler. </text:span></text:p>
      <text:p text:style-name="P76">For example, to extend on the Change event behaviour, a custom event handler can be assigned to the object instance’s Change event handler and from within that routine, the default handler called.</text:p>
      <text:p text:style-name="Preformatted_20_Text"/>
      <text:p text:style-name="Preformatted_20_Text"><text:tab/>void<text:tab/>__fastcall__<text:tab/>KarlDefModPrepare(void);</text:p>
      <text:p text:style-name="Preformatted_20_Text"><text:tab/>void<text:tab/>__fastcall__<text:tab/>KarlDefModInit(void);</text:p>
      <text:p text:style-name="Preformatted_20_Text"><text:tab/>void<text:tab/>__fastcall__<text:tab/>KarlDefModChange(void);</text:p>
      <text:p text:style-name="Preformatted_20_Text"><text:tab/>void<text:tab/>__fastcall__<text:tab/>KarlDefModRelease(void);</text:p>
      <text:p text:style-name="Preformatted_20_Text"/>
      <text:p text:style-name="Text_20_body"/>
      <text:p text:style-name="P76">These default handlers can be used on a module object to provide the default behaviours.</text:p>
      <text:h text:style-name="P14" text:outline-level="2"><text:bookmark-start text:name="__RefHeading___Toc221_4117789375"/><text:span text:style-name="T52">4.6 </text:span><text:span text:style-name="T54">Object </text:span><text:span text:style-name="T11">Parent</text:span><text:bookmark-end text:name="__RefHeading___Toc221_4117789375"/></text:h>
      <text:p text:style-name="P84"><text:span text:style-name="T54">Each object in the system has a “</text:span><text:span text:style-name="T55">parent</text:span><text:span text:style-name="T54">” </text:span><text:span text:style-name="T55">object (except for Module objects). <text:s/>This is provided in the parent pointer. <text:s/>This allows for objects to be connected to one another for dependencies and when fully implemented, better memory allocation techniques.</text:span></text:p>
      <text:h text:style-name="P14" text:outline-level="2"><text:bookmark-start text:name="__RefHeading___Toc223_4117789375"/><text:span text:style-name="T54">4.7 </text:span><text:span text:style-name="T52">Object </text:span><text:span text:style-name="T16">References</text:span><text:bookmark-end text:name="__RefHeading___Toc223_4117789375"/></text:h>
      <text:p text:style-name="P83"><text:span text:style-name="T52">Objects in the system can refer to or “contain” other objects by providing them in lists which are connected to the object through a reference pointer and item counter for optimisations.</text:span></text:p>
      <text:p text:style-name="P83"><text:span text:style-name="T52">The Module object contains Unit objects by providing them in a list referred to by the units_p pointer. <text:s/></text:span><text:span text:style-name="T54">The following example shows the </text:span><text:span text:style-name="T57">instance declaration</text:span><text:span text:style-name="T54"> of an application module and the U</text:span><text:span text:style-name="T55">I</text:span><text:span text:style-name="T54">nteface Unit object contained within it. <text:s/>For further information about these object types, see the next section.</text:span></text:p>
      <text:p text:style-name="Preformatted_20_Text"/>
      <text:p text:style-name="Preformatted_20_Text"><text:tab/>karlModule_t mod_<text:span text:style-name="T30">test</text:span>_app = {</text:p>
      <text:p text:style-name="Preformatted_20_Text">//<text:tab/>Object</text:p>
      <text:p text:style-name="Preformatted_20_Text"><text:tab/><text:tab/>sizeof(karlModule_t),<text:tab/><text:tab/><text:tab/><text:tab/><text:tab/>//size</text:p>
      <text:p text:style-name="Preformatted_20_Text"><text:tab/><text:tab/>FARPTRNULLREC,<text:tab/><text:tab/><text:tab/><text:tab/><text:tab/><text:tab/>//parent</text:p>
      <text:p text:style-name="Preformatted_20_Text"><text:tab/><text:tab/>NEARTOEVENTPTR(<text:span text:style-name="T30">KarlDef</text:span>ModPrepare),<text:tab/><text:tab/><text:tab/>//prepare</text:p>
      <text:p text:style-name="Preformatted_20_Text"><text:tab/><text:tab/>NEARTOEVENTPTR(KarlDefModInit),<text:tab/><text:tab/><text:tab/>//initialise</text:p>
      <text:p text:style-name="Preformatted_20_Text"><text:tab/><text:tab/>NEARTOEVENTPTR(KarlDefModChange),<text:tab/><text:tab/><text:tab/>//change</text:p>
      <text:p text:style-name="Preformatted_20_Text"><text:tab/><text:tab/>NEARTOEVENTPTR(KarlDefModRelease),<text:tab/><text:tab/><text:tab/>//release</text:p>
      <text:p text:style-name="Preformatted_20_Text"><text:tab/><text:tab/>STATE_DEFAULT,<text:tab/><text:tab/><text:tab/><text:tab/><text:tab/><text:tab/>//state</text:p>
      <text:p text:style-name="Preformatted_20_Text"><text:tab/><text:tab/>0x0000,<text:tab/><text:tab/><text:tab/><text:tab/><text:tab/><text:tab/><text:tab/>//oldstate</text:p>
      <text:p text:style-name="Preformatted_20_Text"><text:tab/><text:tab/>0x0000,<text:tab/><text:tab/><text:tab/><text:tab/><text:tab/><text:tab/><text:tab/>//options</text:p>
      <text:p text:style-name="Preformatted_20_Text"><text:tab/><text:tab/>0x0000,<text:tab/><text:tab/><text:tab/><text:tab/><text:tab/><text:tab/><text:tab/>//tag</text:p>
      <text:p text:style-name="Preformatted_20_Text">//<text:tab/>Named</text:p>
      <text:p text:style-name="Preformatted_20_Text"><text:tab/><text:tab/>"<text:span text:style-name="T30">TEST APP</text:span> <text:s text:c="7"/>",<text:tab/><text:tab/><text:tab/><text:tab/><text:tab/>//name</text:p>
      <text:p text:style-name="Preformatted_20_Text">//<text:tab/>Module</text:p>
      <text:p text:style-name="Preformatted_20_Text"><text:tab/><text:tab/>NEARTOFARPTRREC(uns_<text:span text:style-name="T30">test</text:span>_app),<text:tab/><text:tab/><text:tab/>//units_p</text:p>
      <text:p text:style-name="Preformatted_20_Text"><text:tab/><text:tab/>0x01};<text:tab/><text:tab/><text:tab/><text:tab/><text:tab/><text:tab/><text:tab/>//unitscnt</text:p>
      <text:p text:style-name="Preformatted_20_Text"><text:tab/></text:p>
      <text:p text:style-name="P27"><text:tab/>karlFarPtr_t uns_<text:span text:style-name="T30">test</text:span>_app[] = {</text:p>
      <text:p text:style-name="P27"><text:tab/><text:tab/>NEARTOFARPTRREC(uni_<text:span text:style-name="T30">test</text:span>_ui)};</text:p>
      <text:p text:style-name="Preformatted_20_Text"/>
      <text:p text:style-name="Preformatted_20_Text"><text:tab/>judeUInterface_t uni_<text:span text:style-name="T30">test</text:span>_ui = {</text:p>
      <text:p text:style-name="Preformatted_20_Text">//<text:tab/>Object</text:p>
      <text:p text:style-name="Preformatted_20_Text"><text:tab/><text:tab/>sizeof(judeUInterface_t),<text:tab/><text:tab/><text:tab/><text:tab/>//size</text:p>
      <text:p text:style-name="P27"><text:tab/><text:tab/>NEARTOFARPTRREC(mod_<text:span text:style-name="T30">test</text:span>_app),<text:tab/><text:tab/><text:tab/>//parent</text:p>
      <text:p text:style-name="Preformatted_20_Text"><text:tab/><text:tab/>NEARTOEVENTPTR(JudeDefUIPrepare),<text:tab/><text:tab/><text:tab/>//prepare</text:p>
      <text:p text:style-name="Preformatted_20_Text"><text:tab/><text:tab/>NEARTOEVENTPTR(JudeDefUIInit),<text:tab/><text:tab/><text:tab/>//initialise</text:p>
      <text:p text:style-name="Preformatted_20_Text"><text:tab/><text:tab/>NEARTOEVENTPTR(JudeDefUIChange)<text:tab/><text:tab/><text:tab/>//change</text:p>
      <text:p text:style-name="Preformatted_20_Text"><text:tab/><text:tab/>NEARTOEVENTPTR(JudeDefUIRelease),<text:tab/><text:tab/><text:tab/>//release</text:p>
      <text:p text:style-name="Preformatted_20_Text"><text:soft-page-break/><text:tab/><text:tab/>STATE_DEFAULT,<text:tab/><text:tab/><text:tab/><text:tab/><text:tab/><text:tab/>//state</text:p>
      <text:p text:style-name="Preformatted_20_Text"><text:tab/><text:tab/>0x0000,<text:tab/><text:tab/><text:tab/><text:tab/><text:tab/><text:tab/><text:tab/>//oldstate</text:p>
      <text:p text:style-name="Preformatted_20_Text"><text:tab/><text:tab/>0x0000,<text:tab/><text:tab/><text:tab/><text:tab/><text:tab/><text:tab/><text:tab/>//options</text:p>
      <text:p text:style-name="Preformatted_20_Text"><text:tab/><text:tab/>0x0000,<text:tab/><text:tab/><text:tab/><text:tab/><text:tab/><text:tab/><text:tab/>//tag</text:p>
      <text:p text:style-name="Preformatted_20_Text">//<text:tab/>Named</text:p>
      <text:p text:style-name="Preformatted_20_Text"><text:tab/><text:tab/>"<text:span text:style-name="T30">TEST UI <text:s text:c="6"/></text:span><text:s text:c="2"/>",<text:tab/><text:tab/><text:tab/><text:tab/><text:tab/>//name</text:p>
      <text:p text:style-name="Preformatted_20_Text">//<text:tab/>UI</text:p>
      <text:p text:style-name="Preformatted_20_Text"><text:tab/><text:tab/>DWRDTOFARPTRREC(0x3000, 0x0001),<text:tab/><text:tab/><text:tab/>//mouseloc</text:p>
      <text:p text:style-name="Preformatted_20_Text"><text:tab/><text:tab/>DWRDTOFARPTRREC(0x3200, 0x0001),<text:tab/><text:tab/><text:tab/>//mptrloc</text:p>
      <text:p text:style-name="Preformatted_20_Text"><text:tab/><text:tab/>0x01,<text:tab/><text:tab/><text:tab/><text:tab/><text:tab/><text:tab/><text:tab/>//mousepal</text:p>
      <text:p text:style-name="Preformatted_20_Text"><text:tab/><text:tab/>NEARTOFARPTRREC(vws_<text:span text:style-name="T31">test</text:span>_ui),<text:tab/><text:tab/><text:tab/><text:tab/>//views_p</text:p>
      <text:p text:style-name="Preformatted_20_Text"><text:tab/><text:tab/>0x01};<text:tab/><text:tab/><text:tab/><text:tab/><text:tab/><text:tab/><text:tab/>//viewscnt</text:p>
      <text:p text:style-name="Preformatted_20_Text"/>
      <text:p text:style-name="Preformatted_20_Text"/>
      <text:h text:style-name="P8" text:outline-level="1"><text:bookmark-start text:name="__RefHeading___Toc166_4117789375"/><text:span text:style-name="T36">5.0 Module Jude</text:span><text:bookmark-end text:name="__RefHeading___Toc166_4117789375"/></text:h>
      <text:p text:style-name="P63">The Jude module is responsible for the user interface layer of the Tilda system. <text:s/>To use it, it must be attached to the system and initialised. <text:s/>To do this, the following code is used.</text:p>
      <text:p text:style-name="Preformatted_20_Text"/>
      <text:p text:style-name="Preformatted_20_Text"><text:tab/>JudeInit();</text:p>
      <text:p text:style-name="Preformatted_20_Text"/>
      <text:p text:style-name="Text_20_body"/>
      <text:h text:style-name="Heading_20_2" text:outline-level="2"><text:bookmark-start text:name="__RefHeading___Toc168_4117789375"/>5.1 UInterface Units<text:bookmark-end text:name="__RefHeading___Toc168_4117789375"/></text:h>
      <text:p text:style-name="P64"><text:span text:style-name="T36">To successfully create an interface </text:span><text:span text:style-name="T37">comprised </text:span><text:span text:style-name="T36">of controls, the application module must contain an instance of the </text:span><text:span text:style-name="T37">UInterface</text:span><text:span text:style-name="T36"> unit. <text:s/>This is the base class for units is as follows.</text:span></text:p>
      <text:p text:style-name="Preformatted_20_Text"/>
      <text:p text:style-name="Preformatted_20_Text"><text:tab/>typedef<text:tab/>struct UNIT {</text:p>
      <text:p text:style-name="Preformatted_20_Text"><text:tab/><text:tab/><text:tab/>karlNamedObject_t<text:tab/>_named;</text:p>
      <text:p text:style-name="Preformatted_20_Text"><text:tab/><text:tab/>} karlUnit_t;</text:p>
      <text:p text:style-name="Preformatted_20_Text"/>
      <text:p text:style-name="Text_20_body"/>
      <text:p text:style-name="P64"><text:span text:style-name="T36">However, </text:span><text:span text:style-name="T37">UInterface</text:span><text:span text:style-name="T36"> units “inherit” from this class </text:span><text:span text:style-name="T37">and are instantiated </text:span><text:span text:style-name="T36">as so:</text:span></text:p>
      <text:p text:style-name="Preformatted_20_Text"/>
      <text:p text:style-name="Preformatted_20_Text"><text:tab/>typedef<text:tab/>struct<text:tab/>UINTERFACE {</text:p>
      <text:p text:style-name="Preformatted_20_Text"><text:tab/>//<text:span text:style-name="T37">Unit</text:span></text:p>
      <text:p text:style-name="Preformatted_20_Text"><text:tab/><text:tab/><text:tab/>karlUnit_t<text:tab/><text:tab/>_unit;</text:p>
      <text:p text:style-name="Preformatted_20_Text"><text:tab/>//<text:span text:style-name="T37">UInterface</text:span><text:tab/></text:p>
      <text:p text:style-name="Preformatted_20_Text"><text:tab/><text:tab/><text:tab/>karlFarPtr_t<text:tab/><text:tab/>mouseloc;</text:p>
      <text:p text:style-name="Preformatted_20_Text"><text:tab/><text:tab/><text:tab/>karlFarPtr_t<text:tab/><text:tab/>mptrloc;</text:p>
      <text:p text:style-name="Preformatted_20_Text"><text:tab/><text:tab/><text:tab/>byte<text:tab/><text:tab/><text:tab/>mousepal;</text:p>
      <text:p text:style-name="Preformatted_20_Text"><text:tab/></text:p>
      <text:p text:style-name="Preformatted_20_Text"><text:tab/><text:tab/><text:tab/>karlFarPtr_t<text:tab/><text:tab/>views_p;</text:p>
      <text:p text:style-name="Preformatted_20_Text"><text:tab/><text:tab/><text:tab/>byte<text:tab/><text:tab/><text:tab/>viewscnt;</text:p>
      <text:p text:style-name="Preformatted_20_Text"><text:tab/><text:tab/>} judeUInterface_t;</text:p>
      <text:p text:style-name="Preformatted_20_Text"><text:tab/></text:p>
      <text:p text:style-name="P63"/>
      <text:p text:style-name="P66">Each Uinterface object should contain one (1) or more View objects. <text:s/>The View object controls the overall “construction” of the user interface.</text:p>
      <text:h text:style-name="Heading_20_2" text:outline-level="2"><text:bookmark-start text:name="__RefHeading___Toc170_4117789375"/>5.2 View Objects<text:bookmark-end text:name="__RefHeading___Toc170_4117789375"/></text:h>
      <text:p text:style-name="P67"><text:span text:style-name="T37">A View object is a focal point for controlling the way in which the application is displayed. <text:s/>A View object is given for each of the possible “styles” of display that an application will want to use. <text:s/>Generally, there will be only one View since the application will generally maintain the same look-and-feel throughout its life time however some applications, such as those with splash screens or title screens, may want to change the view dynamically.</text:span></text:p>
      <text:p text:style-name="P66">A View object is constructed as follows.</text:p>
      <text:p text:style-name="Preformatted_20_Text"/>
      <text:p text:style-name="Preformatted_20_Text"><text:tab/>typedef<text:tab/>struct<text:tab/>VIEW {</text:p>
      <text:p text:style-name="Preformatted_20_Text"><text:tab/>//<text:span text:style-name="T37">Object</text:span></text:p>
      <text:p text:style-name="Preformatted_20_Text"><text:tab/><text:tab/><text:tab/>karlObject_t<text:tab/><text:tab/>_object;</text:p>
      <text:p text:style-name="Preformatted_20_Text"><text:tab/>//<text:span text:style-name="T37">View</text:span><text:tab/></text:p>
      <text:p text:style-name="Preformatted_20_Text"><text:tab/><text:tab/><text:tab/>byte<text:tab/><text:tab/><text:tab/>width;</text:p>
      <text:p text:style-name="Preformatted_20_Text"><text:tab/><text:tab/><text:tab/>byte<text:tab/><text:tab/><text:tab/>height;</text:p>
      <text:p text:style-name="Preformatted_20_Text"><text:tab/></text:p>
      <text:p text:style-name="Preformatted_20_Text"><text:tab/><text:tab/><text:tab/>karlFarPtr_t<text:tab/><text:tab/>location;</text:p>
      <text:p text:style-name="Preformatted_20_Text"><text:tab/><text:tab/><text:tab/>byte<text:tab/><text:tab/><text:tab/>cellsize;</text:p>
      <text:p text:style-name="Preformatted_20_Text"><text:tab/></text:p>
      <text:p text:style-name="Preformatted_20_Text"><text:tab/><text:tab/><text:tab/>karlFarPtr_t<text:tab/><text:tab/>layers_p;</text:p>
      <text:p text:style-name="Preformatted_20_Text"><text:soft-page-break/><text:tab/><text:tab/><text:tab/>byte<text:tab/><text:tab/><text:tab/>layerscnt;</text:p>
      <text:p text:style-name="Preformatted_20_Text"/>
      <text:p text:style-name="Preformatted_20_Text"><text:tab/><text:tab/><text:tab/>karlFarPtr_t<text:tab/><text:tab/>bars_p;</text:p>
      <text:p text:style-name="Preformatted_20_Text"><text:tab/><text:tab/><text:tab/>byte<text:tab/><text:tab/><text:tab/>barscnt;</text:p>
      <text:p text:style-name="Preformatted_20_Text"><text:tab/></text:p>
      <text:p text:style-name="Preformatted_20_Text"><text:tab/><text:tab/><text:tab/>karlFarPtr_t<text:tab/><text:tab/>actvpage;</text:p>
      <text:p text:style-name="Preformatted_20_Text"><text:tab/><text:tab/><text:tab/>karlFarPtr_t<text:tab/><text:tab/>pages_p;</text:p>
      <text:p text:style-name="Preformatted_20_Text"><text:tab/><text:tab/><text:tab/>byte<text:tab/><text:tab/><text:tab/>pagescnt;</text:p>
      <text:p text:style-name="Preformatted_20_Text"><text:tab/></text:p>
      <text:p text:style-name="Preformatted_20_Text"><text:tab/><text:tab/><text:tab/>word<text:tab/><text:tab/><text:tab/>linelen;</text:p>
      <text:p text:style-name="Preformatted_20_Text"><text:tab/><text:tab/>} judeView_t;</text:p>
      <text:p text:style-name="Preformatted_20_Text"/>
      <text:p text:style-name="Text_20_body"/>
      <text:p text:style-name="P65">A View object provides a list of Bar objects and Page objects which are presented to the user in order to define the interface.</text:p>
      <text:p text:style-name="P67"><text:span text:style-name="T37">To </text:span><text:span text:style-name="T38">initialise and activate</text:span><text:span text:style-name="T37"> a View, the following code is used:</text:span></text:p>
      <text:p text:style-name="Preformatted_20_Text"/>
      <text:p text:style-name="Preformatted_20_Text"><text:tab/><text:tab/>JudeViewInit(&amp;viewp);</text:p>
      <text:p text:style-name="Preformatted_20_Text"/>
      <text:p text:style-name="Text_20_body"/>
      <text:p text:style-name="P68">The objects in the View will be prepared and initialised as appropriate and the Bar and Active Page objects presented.</text:p>
      <text:h text:style-name="Heading_20_2" text:outline-level="2"><text:bookmark-start text:name="__RefHeading___Toc172_4117789375"/>5.3 Processing Control<text:bookmark-end text:name="__RefHeading___Toc172_4117789375"/></text:h>
      <text:p text:style-name="P68">In order for Jude to function, processing control must be passed to it. <text:s/>To do this, the following code is used:</text:p>
      <text:p text:style-name="Preformatted_20_Text"/>
      <text:p text:style-name="Preformatted_20_Text"><text:tab/><text:tab/>JudeMain();</text:p>
      <text:p text:style-name="Preformatted_20_Text"/>
      <text:p text:style-name="Text_20_body"/>
      <text:p text:style-name="P68">Once called, the routine will never return and the Jude module will assume processing control. <text:s/>Events will be triggered as required.</text:p>
      <text:h text:style-name="Heading_20_2" text:outline-level="2"><text:bookmark-start text:name="__RefHeading___Toc174_4117789375"/>5.4 Additional States<text:bookmark-end text:name="__RefHeading___Toc174_4117789375"/></text:h>
      <text:p text:style-name="P69">In addition to the standard states that are used in the object’s life time, there are four (4) other states used by Jude during control’s life time.</text:p>
      <text:p text:style-name="P26"><text:tab/></text:p>
      <text:p text:style-name="P26"><text:tab/>#define STATE_PICKED<text:tab/><text:tab/>0x04</text:p>
      <text:p text:style-name="P26"><text:tab/>#define STATE_ACTIVE<text:tab/><text:tab/>0x08</text:p>
      <text:p text:style-name="P26"><text:tab/>#define STATE_DOWN<text:tab/><text:tab/>0x10</text:p>
      <text:p text:style-name="P25"><text:tab/>#define STATE_EXPRESENT<text:tab/>0x0100</text:p>
      <text:p text:style-name="P25"/>
      <text:p text:style-name="Text_20_body"/>
      <text:h text:style-name="Heading_20_3" text:outline-level="3"><text:bookmark-start text:name="__RefHeading___Toc176_4117789375"/>5.4.1 Picked State<text:bookmark-end text:name="__RefHeading___Toc176_4117789375"/></text:h>
      <text:p text:style-name="P71">When the user passes the mouse over a control, the control is given the opportunity to respond when the Picked state is included in the control’s current state. <text:s/>The state will in fact be toggled as the user holds the mouse over the control (included then excluded, included and excluded etc.). <text:s/>The Changed event is triggered as this state is changed. <text:s/>A control will typically show itself as “focused” when having this state. <text:s/><text:span text:style-name="T41">Some controls will automatically “activate” upon being picked in order to show “hot tracking” </text:span><text:span text:style-name="T48">(see the control options in the following section)</text:span><text:span text:style-name="T41">.</text:span></text:p>
      <text:h text:style-name="Heading_20_3" text:outline-level="3"><text:bookmark-start text:name="__RefHeading___Toc178_4117789375"/><text:soft-page-break/>5.4.2 Active State<text:bookmark-end text:name="__RefHeading___Toc178_4117789375"/></text:h>
      <text:p text:style-name="P73"><text:span text:style-name="T41">As the user navigates the controls, there is an “active” control that will receive general input from the user. <text:s/>The active control is generally displayed as “focused”.</text:span></text:p>
      <text:h text:style-name="Heading_20_3" text:outline-level="3"><text:bookmark-start text:name="__RefHeading___Toc180_4117789375"/>5.4.3 Down State<text:bookmark-end text:name="__RefHeading___Toc180_4117789375"/></text:h>
      <text:p text:style-name="P73"><text:span text:style-name="T41">If the user clicks a control with the mouse or presses Return on the keyboard on the active control, the control goes into the “down” state (it is included in its current state). <text:s/>The Changed event handler is triggered and the state can be detected to provide the appropriate functionality. <text:s/>Generally, controls will exclude this state again after processing it, in order to provide “button like” functionality but some controls, such as “edit controls” will remain in the down state until some other input is given (such as pressing Return or Tab on an edit control). <text:s/>When a control is “down”, all input is captured by that control until it returns to the “up” state or the user clicks on another control (another control is made to go down).</text:span></text:p>
      <text:h text:style-name="Heading_20_3" text:outline-level="3"><text:bookmark-start text:name="__RefHeading___Toc182_4117789375"/>5.4.4 ExPresent State<text:bookmark-end text:name="__RefHeading___Toc182_4117789375"/></text:h>
      <text:p text:style-name="P73"><text:span text:style-name="T41">This is a special state used for presentation optimisations. <text:s/>It is always set for a control by default in the Prepare event handler but after that, its use is determined by the control. <text:s/>The recommended use is to do full presentations when it is included and only updates to the presentation when not. <text:s/>It is an Extended state and can only be included or excluded with the correct Karl Jr. routines.</text:span></text:p>
      <text:h text:style-name="Heading_20_2" text:outline-level="2"><text:bookmark-start text:name="__RefHeading___Toc200_4117789375"/>5.5 Control Options<text:bookmark-end text:name="__RefHeading___Toc200_4117789375"/></text:h>
      <text:p text:style-name="P76">The standard controls provide a wide variety of behaviours through <text:span text:style-name="T44">options that are applied to a control. <text:s/>Use of these options changes the behaviour of the default handlers and allows for a diverse range of behaviours without having to customise the event handlers.</text:span></text:p>
      <text:p text:style-name="Preformatted_20_Text"/>
      <text:p text:style-name="Preformatted_20_Text"><text:tab/>#define<text:tab/>OPT_NOAUTOINVL<text:tab/><text:tab/>0x01</text:p>
      <text:p text:style-name="Preformatted_20_Text"><text:tab/>#define<text:tab/>OPT_NONAVIGATE<text:tab/><text:tab/>0x02</text:p>
      <text:p text:style-name="Preformatted_20_Text"><text:tab/>#define<text:tab/>OPT_NODOWNACTV<text:tab/><text:tab/>0x04</text:p>
      <text:p text:style-name="Preformatted_20_Text"><text:tab/>#define<text:tab/>OPT_DOWNCAPTURE <text:tab/>0x10</text:p>
      <text:p text:style-name="Preformatted_20_Text"><text:tab/>#define<text:tab/>OPT_AUTOCHECK<text:tab/><text:tab/>0x20</text:p>
      <text:p text:style-name="Preformatted_20_Text"><text:tab/>#define<text:tab/>OPT_TEXTACCEL2X<text:tab/>0x40</text:p>
      <text:p text:style-name="Preformatted_20_Text"><text:tab/>#define<text:tab/><text:span text:style-name="T46">O</text:span>PT_TEXTCONTMRK <text:tab/>0x80</text:p>
      <text:p text:style-name="Preformatted_20_Text"><text:tab/>#define<text:tab/>OPT_NOAUTOCHKOF <text:tab/>0x0100</text:p>
      <text:p text:style-name="Preformatted_20_Text"><text:tab/>#define<text:tab/>OPT_AUTOTRACK<text:tab/><text:tab/>0x0200<text:line-break/></text:p>
      <text:p text:style-name="Text_20_body"/>
      <text:h text:style-name="Heading_20_3" text:outline-level="3"><text:bookmark-start text:name="__RefHeading___Toc202_4117789375"/>5.5.1 <text:span text:style-name="T44">NoAutoInvalidate Option</text:span><text:bookmark-end text:name="__RefHeading___Toc202_4117789375"/></text:h>
      <text:p text:style-name="P78">When included, this option prevents the default handlers from automatically including the Dirty state when changing.</text:p>
      <text:h text:style-name="Heading_20_3" text:outline-level="3"><text:bookmark-start text:name="__RefHeading___Toc204_4117789375"/>5.5.2 NoNavigate Option<text:bookmark-end text:name="__RefHeading___Toc204_4117789375"/></text:h>
      <text:p text:style-name="P78">This option, when included, will prevent the control from being made active in response to navigation. <text:s/>Effectively, the control will become “invisible” to <text:span text:style-name="T45">the user’s navigation and cannot be clicked on. <text:s/>This is different to the Enabled state in that it doesn’t impact presentation. <text:s/>It is mostly used for static display controls </text:span><text:span text:style-name="T49">and “label”</text:span><text:span text:style-name="T45">.</text:span></text:p>
      <text:h text:style-name="Heading_20_3" text:outline-level="3"><text:bookmark-start text:name="__RefHeading___Toc206_4117789375"/><text:soft-page-break/>5.5.3 NoDownActivate Option<text:bookmark-end text:name="__RefHeading___Toc206_4117789375"/></text:h>
      <text:p text:style-name="P80"><text:span text:style-name="T45">Using this option prevents the control from going into the active state when being clicked. <text:s/>You may not want the control to “take” focus and using this allows the behaviour.</text:span></text:p>
      <text:h text:style-name="Heading_20_3" text:outline-level="3"><text:bookmark-start text:name="__RefHeading___Toc208_4117789375"/>5.5.4 DownCapture Option<text:bookmark-end text:name="__RefHeading___Toc208_4117789375"/></text:h>
      <text:p text:style-name="P82"><text:span text:style-name="T50">When this option is included and the control has gone into the down state, the state will not be toggled off as is the default behaviour. <text:s/>This is useful for simple “edit” controls that will want to capture the input in order to allow the use to change values. <text:s/>A mechanism for excluding the down state must be provided in the KeyPressed even handler (see the next section). <text:s/>The default handler will do this when the Return key is pressed.</text:span></text:p>
      <text:h text:style-name="Heading_20_3" text:outline-level="3"><text:bookmark-start text:name="__RefHeading___Toc210_4117789375"/>5.5.5 AutoCheck Option<text:bookmark-end text:name="__RefHeading___Toc210_4117789375"/></text:h>
      <text:p text:style-name="P79">Using this option causes the control to automatically toggle the object’s tag value between 0 and 1 and also draws a “check mark” when the tag value is 1 during presentation.</text:p>
      <text:h text:style-name="Heading_20_3" text:outline-level="3"><text:bookmark-start text:name="__RefHeading___Toc212_4117789375"/>5.5.6 TextAccelerator2X Option<text:bookmark-end text:name="__RefHeading___Toc212_4117789375"/></text:h>
      <text:p text:style-name="P79">When presenting the control, there is the opportunity to display one of the characters of the text for the control as an accelerator. <text:s/>Using this option makes the width of the accelerator highlighting two (2) characters instead of one (1).</text:p>
      <text:h text:style-name="Heading_20_3" text:outline-level="3"><text:bookmark-start text:name="__RefHeading___Toc214_4117789375"/>5.5.7 TextContinuationMark Option<text:bookmark-end text:name="__RefHeading___Toc214_4117789375"/></text:h>
      <text:p text:style-name="P79">The text presented on the control is limited in length to the width of the control. <text:s/>If the length of the text is too long to fit and this option is used, a continuation mark is displayed as the last character.</text:p>
      <text:h text:style-name="Heading_20_3" text:outline-level="3"><text:bookmark-start text:name="__RefHeading___Toc216_4117789375"/>5.5.8 NoAutoCheckOff Option<text:bookmark-end text:name="__RefHeading___Toc216_4117789375"/></text:h>
      <text:p text:style-name="P79">This option, when combined with the AutoCheck option, allows the control to exhibit “radio button” type behaviour rather than “check box” type behaviour in that downing the control when it is already checked (tag set to 1) does not toggle the tag value to 0. <text:s/></text:p>
      <text:p text:style-name="P79">This is an extended option and care should be taken in its use.</text:p>
      <text:h text:style-name="Heading_20_3" text:outline-level="3"><text:bookmark-start text:name="__RefHeading___Toc218_4117789375"/>5.5.9 AutoTrack Option<text:bookmark-end text:name="__RefHeading___Toc218_4117789375"/></text:h>
      <text:p text:style-name="P81">Using this option causes the control to behave as if it is down when active in that it will receive all keyboard input while active. <text:s/><text:span text:style-name="T49">This is an extended option and consideration should be made for applying it to the potential for the interface to become “jammed”. <text:s/>Any KeyPress event handler for the control should include the ability to navigate away from the control.</text:span></text:p>
      <text:h text:style-name="Heading_20_2" text:outline-level="2"><text:bookmark-start text:name="__RefHeading___Toc225_4117789375"/>5.6 <text:span text:style-name="T12">Element Class</text:span><text:bookmark-end text:name="__RefHeading___Toc225_4117789375"/></text:h>
      <text:p text:style-name="P86"><text:span text:style-name="T58">Each View to be presented is constructed of Element objects. <text:s/>The Element class is abstract and should not be used directly. <text:s/>Instead, a network of Element sub-classed objects is constructed. <text:s/>Shown here is this network as a tree. <text:s/>The ‘+’ tokens represent one (1) or more instances, ‘*’ for zero (0) or more and ‘&gt;’ to denote significant references.</text:span></text:p>
      <text:p text:style-name="P86"/>
      <text:p text:style-name="Preformatted_20_Text"><text:soft-page-break/></text:p>
      <text:p text:style-name="Preformatted_20_Text"><text:tab/><text:tab/><text:tab/><text:tab/>UINTERFACE</text:p>
      <text:p text:style-name="Preformatted_20_Text"><text:tab/><text:tab/><text:tab/><text:tab/>|</text:p>
      <text:p text:style-name="Preformatted_20_Text"><text:tab/><text:tab/><text:tab/><text:tab/>+VIEW</text:p>
      <text:p text:style-name="Preformatted_20_Text"><text:tab/><text:tab/><text:tab/><text:tab/> <text:s/>|</text:p>
      <text:p text:style-name="Preformatted_20_Text"><text:tab/><text:tab/><text:tab/><text:tab/> <text:s/><text:span text:style-name="T32">+</text:span>LAYER</text:p>
      <text:p text:style-name="Preformatted_20_Text"><text:tab/><text:tab/><text:tab/><text:tab/> <text:s/>|</text:p>
      <text:p text:style-name="Preformatted_20_Text"><text:tab/><text:tab/><text:tab/><text:tab/> <text:s/>*BAR</text:p>
      <text:p text:style-name="Preformatted_20_Text"><text:tab/><text:tab/><text:tab/><text:tab/> <text:s/>| |</text:p>
      <text:p text:style-name="Preformatted_20_Text"><text:tab/><text:tab/><text:tab/><text:tab/> <text:s/>| &gt;LAYER</text:p>
      <text:p text:style-name="Preformatted_20_Text"><text:tab/><text:tab/><text:tab/><text:tab/> <text:s/>| |</text:p>
      <text:p text:style-name="Preformatted_20_Text"><text:tab/><text:tab/><text:tab/><text:tab/> <text:s/>| *CONTROL</text:p>
      <text:p text:style-name="Preformatted_20_Text"><text:tab/><text:tab/><text:tab/><text:tab/> <text:s/>|</text:p>
      <text:p text:style-name="Preformatted_20_Text"><text:tab/><text:tab/><text:tab/><text:tab/> <text:s/>+PAGE</text:p>
      <text:p text:style-name="Preformatted_20_Text"><text:tab/><text:tab/><text:tab/><text:tab/> <text:s text:c="3"/>|</text:p>
      <text:p text:style-name="Preformatted_20_Text"><text:tab/><text:tab/><text:tab/><text:tab/> <text:s text:c="3"/>*PANEL</text:p>
      <text:p text:style-name="Preformatted_20_Text"><text:tab/><text:tab/><text:tab/><text:tab/> <text:s text:c="5"/>|</text:p>
      <text:p text:style-name="Preformatted_20_Text"><text:tab/><text:tab/><text:tab/><text:tab/> <text:s text:c="5"/>&gt;LAYER</text:p>
      <text:p text:style-name="Preformatted_20_Text"><text:tab/><text:tab/><text:tab/><text:tab/> <text:s text:c="5"/>|</text:p>
      <text:p text:style-name="Preformatted_20_Text"><text:tab/><text:tab/><text:tab/><text:tab/> <text:s text:c="5"/>*CONTROL</text:p>
      <text:p text:style-name="Preformatted_20_Text"/>
      <text:p text:style-name="Text_20_body"/>
      <text:p text:style-name="P85">The Element class is defined as so:</text:p>
      <text:p text:style-name="Preformatted_20_Text"/>
      <text:p text:style-name="Preformatted_20_Text"><text:tab/>typedef<text:tab/>struct<text:tab/>ELEMENT {</text:p>
      <text:p text:style-name="Preformatted_20_Text"><text:tab/><text:tab/>karlObject_t<text:tab/>_object;</text:p>
      <text:p text:style-name="Preformatted_20_Text"/>
      <text:p text:style-name="Preformatted_20_Text">//<text:tab/>Function calls</text:p>
      <text:p text:style-name="Preformatted_20_Text"><text:tab/><text:tab/>EVENTPTR<text:tab/><text:tab/>present;</text:p>
      <text:p text:style-name="Preformatted_20_Text"><text:tab/><text:tab/>EVENTPTR<text:tab/><text:tab/>keypress;</text:p>
      <text:p text:style-name="Preformatted_20_Text"/>
      <text:p text:style-name="Preformatted_20_Text">//<text:tab/>Data items</text:p>
      <text:p text:style-name="Preformatted_20_Text"><text:tab/><text:tab/>karlFarPtr_t<text:tab/><text:tab/>owner;</text:p>
      <text:p text:style-name="Preformatted_20_Text"><text:tab/><text:tab/>word<text:tab/><text:tab/><text:tab/>colour;</text:p>
      <text:p text:style-name="Preformatted_20_Text"><text:tab/><text:tab/>byte<text:tab/><text:tab/><text:tab/>posx;</text:p>
      <text:p text:style-name="Preformatted_20_Text"><text:tab/><text:tab/>byte<text:tab/><text:tab/><text:tab/>posy;</text:p>
      <text:p text:style-name="Preformatted_20_Text"><text:tab/><text:tab/>byte<text:tab/><text:tab/><text:tab/>width;</text:p>
      <text:p text:style-name="Preformatted_20_Text"><text:tab/><text:tab/>byte<text:tab/><text:tab/><text:tab/>height;</text:p>
      <text:p text:style-name="Preformatted_20_Text"><text:tab/>} judeElement_t;</text:p>
      <text:p text:style-name="Preformatted_20_Text"/>
      <text:p text:style-name="Text_20_body"/>
      <text:h text:style-name="Heading_20_3" text:outline-level="3"><text:bookmark-start text:name="__RefHeading___Toc227_4117789375"/>5.6.1 <text:span text:style-name="T59">Element Events</text:span><text:bookmark-end text:name="__RefHeading___Toc227_4117789375"/></text:h>
      <text:p text:style-name="P87"><text:span text:style-name="T59">Two (2) new events are exposed by the element class. <text:s/>These events are Present and KeyPress. <text:s/>The events are triggered by Jude in response to state changes. <text:s/>The Present event has already been introduced. <text:s/>The KeyPress event will be discussed in the next topic.</text:span></text:p>
      <text:h text:style-name="Heading_20_3" text:outline-level="3"><text:bookmark-start text:name="__RefHeading___Toc229_4117789375"/>5.6.2 Element Data Members<text:bookmark-end text:name="__RefHeading___Toc229_4117789375"/></text:h>
      <text:p text:style-name="P87"><text:span text:style-name="T59">In order to be presented, each Element requires a number of data items. <text:s/>The colour, position on screen, width and height are required. <text:s/>The “Owner” element should be given in the owner reference. <text:s/>This may be different to the parent object and is to be used for specific interactions but is currently not fully implemented.</text:span></text:p>
      <text:h text:style-name="Heading_20_2" text:outline-level="2"><text:bookmark-start text:name="__RefHeading___Toc231_4117789375"/>5.7 Layer Class<text:bookmark-end text:name="__RefHeading___Toc231_4117789375"/></text:h>
      <text:p text:style-name="P89"><text:span text:style-name="T60">Not actually a display element, a Layer object instance is still required by the View. <text:s/>This object is used to control special features of the View in order to support MEGA65 display capabilities. <text:s/>This support is not fully implemented.</text:span></text:p>
      <text:p text:style-name="Preformatted_20_Text"/>
      <text:p text:style-name="Preformatted_20_Text"><text:tab/>typedef<text:tab/>struct<text:tab/>LAYER {</text:p>
      <text:p text:style-name="Preformatted_20_Text"><text:tab/><text:tab/>karlObject_t<text:tab/><text:tab/>_object;</text:p>
      <text:p text:style-name="Preformatted_20_Text"/>
      <text:p text:style-name="Preformatted_20_Text"><text:soft-page-break/><text:tab/><text:tab/>byte<text:tab/><text:tab/><text:tab/>width;</text:p>
      <text:p text:style-name="Preformatted_20_Text"><text:tab/><text:tab/>word<text:tab/><text:tab/><text:tab/>offset;</text:p>
      <text:p text:style-name="Preformatted_20_Text"><text:tab/><text:tab/>byte<text:tab/><text:tab/><text:tab/>transparent;</text:p>
      <text:p text:style-name="Preformatted_20_Text"><text:tab/><text:tab/>byte<text:tab/><text:tab/><text:tab/>background;</text:p>
      <text:p text:style-name="Preformatted_20_Text"><text:tab/>} judeLayer_t;</text:p>
      <text:p text:style-name="Preformatted_20_Text"/>
      <text:p text:style-name="Text_20_body"/>
      <text:p text:style-name="P88">Only one layer can be given at this time. <text:s/>The layer described is always the “background” layer and this member should always be the value 1. <text:s/>Transparent should always be 0. <text:s/>The width of the layer should be the width of the screen in characters and offset should be 0.</text:p>
      <text:h text:style-name="Heading_20_2" text:outline-level="2"><text:bookmark-start text:name="__RefHeading___Toc233_4117789375"/>5.8 Page Elements<text:bookmark-end text:name="__RefHeading___Toc233_4117789375"/></text:h>
      <text:p text:style-name="P91"><text:span text:style-name="T61">A View must also contain one or more Pages. <text:s/>A Page collects together, through regions called Panels, the Controls required for a logical task or sub-task. <text:s/>Pages can be swapped to present further details or other inputs.</text:span></text:p>
      <text:p text:style-name="Preformatted_20_Text"/>
      <text:p text:style-name="Preformatted_20_Text"><text:tab/><text:span text:style-name="T61">t</text:span>ypedef<text:tab/>struct<text:tab/>PAGE {</text:p>
      <text:p text:style-name="Preformatted_20_Text"><text:tab/><text:tab/>judeElement_t<text:tab/><text:tab/>_element;</text:p>
      <text:p text:style-name="Preformatted_20_Text"/>
      <text:p text:style-name="Preformatted_20_Text"><text:tab/><text:tab/>karlFarPtr_t<text:tab/><text:tab/>pagenxt;</text:p>
      <text:p text:style-name="Preformatted_20_Text"><text:tab/><text:tab/>karlFarPtr_t<text:tab/><text:tab/>pagebak;</text:p>
      <text:p text:style-name="Preformatted_20_Text"/>
      <text:p text:style-name="Preformatted_20_Text"><text:tab/><text:tab/>karlFarPtr_t<text:tab/><text:tab/>text_p;</text:p>
      <text:p text:style-name="Preformatted_20_Text"><text:tab/><text:tab/>byte<text:tab/><text:tab/><text:tab/>textoffx;</text:p>
      <text:p text:style-name="Preformatted_20_Text"/>
      <text:p text:style-name="Preformatted_20_Text"><text:tab/><text:tab/>karlFarPtr_t<text:tab/><text:tab/>panels_p;</text:p>
      <text:p text:style-name="Preformatted_20_Text"><text:tab/><text:tab/>byte<text:tab/><text:tab/><text:tab/>panelscnt;</text:p>
      <text:p text:style-name="Preformatted_20_Text"><text:tab/>} judePage_t;</text:p>
      <text:p text:style-name="Preformatted_20_Text"/>
      <text:p text:style-name="P90"/>
      <text:p text:style-name="P90">Each page can be linked other others through the pagenxt and pagebak members.</text:p>
      <text:h text:style-name="Heading_20_2" text:outline-level="2"><text:bookmark-start text:name="__RefHeading___Toc235_4117789375"/>5.9 Panel Elements<text:bookmark-end text:name="__RefHeading___Toc235_4117789375"/></text:h>
      <text:p text:style-name="P91"><text:span text:style-name="T61"><text:s/>A region on a page is called a Panel. <text:s/></text:span><text:span text:style-name="T62">Panels can contain Controls.</text:span></text:p>
      <text:p text:style-name="Preformatted_20_Text"/>
      <text:p text:style-name="Preformatted_20_Text"><text:tab/>typedef<text:tab/>struct<text:tab/>PANEL {</text:p>
      <text:p text:style-name="Preformatted_20_Text"><text:tab/><text:tab/>judeElement_t<text:tab/><text:tab/>_element;</text:p>
      <text:p text:style-name="Preformatted_20_Text"/>
      <text:p text:style-name="Preformatted_20_Text"><text:tab/><text:tab/>karlFarPtr_t<text:tab/><text:tab/>layer_p;</text:p>
      <text:p text:style-name="Preformatted_20_Text"/>
      <text:p text:style-name="Preformatted_20_Text"><text:tab/><text:tab/>karlFarPtr_t<text:tab/><text:tab/>controls_p;</text:p>
      <text:p text:style-name="Preformatted_20_Text"><text:tab/><text:tab/>byte<text:tab/><text:tab/><text:tab/>controlscnt;</text:p>
      <text:p text:style-name="Preformatted_20_Text"><text:tab/>} judePanel_t;</text:p>
      <text:p text:style-name="Preformatted_20_Text"/>
      <text:p text:style-name="P90"/>
      <text:h text:style-name="Heading_20_2" text:outline-level="2"><text:bookmark-start text:name="__RefHeading___Toc237_4117789375"/>5.10 Bar Elements<text:bookmark-end text:name="__RefHeading___Toc237_4117789375"/></text:h>
      <text:p text:style-name="P93"><text:span text:style-name="T62">Sub-classed from Panels, Pages also may contain a number of Bars. <text:s/>Bars are for elements such as menus and page navigation tab buttons.</text:span></text:p>
      <text:p text:style-name="Preformatted_20_Text"/>
      <text:p text:style-name="Preformatted_20_Text"><text:tab/>typedef<text:tab/>struct<text:tab/>BAR {</text:p>
      <text:p text:style-name="Preformatted_20_Text"><text:tab/><text:tab/>judePanel_t<text:tab/><text:tab/>_panel;</text:p>
      <text:p text:style-name="Preformatted_20_Text"><text:tab/><text:tab/>byte<text:tab/><text:tab/><text:tab/>position;</text:p>
      <text:p text:style-name="Preformatted_20_Text"><text:tab/>} judeBar_t;</text:p>
      <text:p text:style-name="Preformatted_20_Text"/>
      <text:p text:style-name="Text_20_body"/>
      <text:h text:style-name="Heading_20_2" text:outline-level="2"><text:bookmark-start text:name="__RefHeading___Toc245_4117789375"/><text:soft-page-break/>5.11 Control Elements<text:bookmark-end text:name="__RefHeading___Toc245_4117789375"/></text:h>
      <text:p text:style-name="P92">Completing the list of object classes given by Jude is the Control class.</text:p>
      <text:p text:style-name="Preformatted_20_Text"/>
      <text:p text:style-name="Preformatted_20_Text"><text:tab/>typedef<text:tab/>struct<text:tab/>CONTROL {</text:p>
      <text:p text:style-name="Preformatted_20_Text"><text:tab/><text:tab/>judeElement_t<text:tab/><text:tab/>_element;</text:p>
      <text:p text:style-name="Preformatted_20_Text"><text:tab/><text:tab/>karlFarPtr_t<text:tab/><text:tab/>text_p;</text:p>
      <text:p text:style-name="Preformatted_20_Text"><text:tab/><text:tab/>byte<text:tab/><text:tab/><text:tab/>textoffx;</text:p>
      <text:p text:style-name="Preformatted_20_Text"><text:tab/><text:tab/>byte<text:tab/><text:tab/><text:tab/>textaccel;</text:p>
      <text:p text:style-name="Preformatted_20_Text"><text:tab/><text:tab/>byte<text:tab/><text:tab/><text:tab/>accelchar;</text:p>
      <text:p text:style-name="Preformatted_20_Text"><text:tab/>} judeControl_t;</text:p>
      <text:p text:style-name="Preformatted_20_Text"/>
      <text:p text:style-name="Text_20_body"/>
      <text:p text:style-name="P93"><text:span text:style-name="T62">Each control has text and a set of other data members to control the display of that text as well as a “accelerator” character used to quickly down the control from the keyboard by pressing the key for the character along with the System Key.</text:span></text:p>
      <text:h text:style-name="Heading_20_2" text:outline-level="2"><text:bookmark-start text:name="__RefHeading___Toc247_4117789375"/>5.12 Jude Default Event Handlers<text:bookmark-end text:name="__RefHeading___Toc247_4117789375"/></text:h>
      <text:p text:style-name="P95"><text:span text:style-name="T63">Jude only supplies default even handlers for the UInterface, View, Layer, Page and Panel object classes. <text:s/>KeyPress and Present handlers for these classer should be set to nil unless otherwise required for sub-classing. <text:s/>Further Control type class handlers are provided in the JudeWidgets module. <text:s/></text:span></text:p>
      <text:p text:style-name="Preformatted_20_Text"/>
      <text:p text:style-name="Preformatted_20_Text"><text:tab/>extern void<text:tab/>__fastcall__<text:tab/>JudeDefUIPrepare(void);</text:p>
      <text:p text:style-name="Preformatted_20_Text"><text:tab/>extern void<text:tab/>__fastcall__<text:tab/>JudeDefUIInit(void);</text:p>
      <text:p text:style-name="Preformatted_20_Text"><text:tab/>extern void<text:tab/>__fastcall__<text:tab/>JudeDefUIChange(void);</text:p>
      <text:p text:style-name="Preformatted_20_Text"><text:tab/>extern void<text:tab/>__fastcall__<text:tab/>JudeDefUIRelease(void);</text:p>
      <text:p text:style-name="Preformatted_20_Text"/>
      <text:p text:style-name="Preformatted_20_Text"><text:tab/>extern void<text:tab/>__fastcall__<text:tab/>JudeDefViewPrepare(void);</text:p>
      <text:p text:style-name="Preformatted_20_Text"><text:tab/>extern void<text:tab/>__fastcall__<text:tab/>JudeDefViewInit(void);</text:p>
      <text:p text:style-name="Preformatted_20_Text"><text:tab/>extern void<text:tab/>__fastcall__<text:tab/>JudeDefViewChange(void);</text:p>
      <text:p text:style-name="Preformatted_20_Text"><text:tab/>extern void<text:tab/>__fastcall__<text:tab/>JudeDefViewRelease(void);</text:p>
      <text:p text:style-name="Preformatted_20_Text"/>
      <text:p text:style-name="Preformatted_20_Text"><text:tab/>extern void<text:tab/>__fastcall__<text:tab/>JudeDefLyrPrepare(void);</text:p>
      <text:p text:style-name="Preformatted_20_Text"><text:tab/>extern void<text:tab/>__fastcall__<text:tab/>JudeDefLyrInit(void);</text:p>
      <text:p text:style-name="Preformatted_20_Text"><text:tab/>extern void<text:tab/>__fastcall__<text:tab/>JudeDefLyrChange(void);</text:p>
      <text:p text:style-name="Preformatted_20_Text"><text:tab/>extern void<text:tab/>__fastcall__<text:tab/>JudeDefLyrRelease(void);</text:p>
      <text:p text:style-name="Preformatted_20_Text"/>
      <text:p text:style-name="Preformatted_20_Text"><text:tab/>extern void<text:tab/>__fastcall__<text:tab/>JudeDefPgePrepare(void);</text:p>
      <text:p text:style-name="Preformatted_20_Text"><text:tab/>extern void<text:tab/>__fastcall__<text:tab/>JudeDefPgeInit(void);</text:p>
      <text:p text:style-name="Preformatted_20_Text"><text:tab/>extern void<text:tab/>__fastcall__<text:tab/>JudeDefPgeChange(void);</text:p>
      <text:p text:style-name="Preformatted_20_Text"><text:tab/>extern void<text:tab/>__fastcall__<text:tab/>JudeDefPgeRelease(void);</text:p>
      <text:p text:style-name="Preformatted_20_Text"><text:tab/>extern void<text:tab/>__fastcall__<text:tab/>JudeDefPgePresent(void);</text:p>
      <text:p text:style-name="Preformatted_20_Text"><text:tab/></text:p>
      <text:p text:style-name="Preformatted_20_Text"><text:tab/>extern void<text:tab/>__fastcall__<text:tab/>JudeDefPnlPrepare(void);</text:p>
      <text:p text:style-name="Preformatted_20_Text"><text:tab/>extern void<text:tab/>__fastcall__<text:tab/>JudeDefPnlInit(void);</text:p>
      <text:p text:style-name="Preformatted_20_Text"><text:tab/>extern void<text:tab/>__fastcall__<text:tab/>JudeDefPnlChange(void);</text:p>
      <text:p text:style-name="Preformatted_20_Text"><text:tab/>extern void<text:tab/>__fastcall__<text:tab/>JudeDefPnlRelease(void);</text:p>
      <text:p text:style-name="Preformatted_20_Text"><text:tab/>extern void<text:tab/>__fastcall__<text:tab/>JudeDefPnlPresent(void);</text:p>
      <text:p text:style-name="Preformatted_20_Text"/>
      <text:p text:style-name="P94"/>
      <text:h text:style-name="Heading_20_1" text:outline-level="1"><text:bookmark-start text:name="__RefHeading___Toc249_4117789375"/>6.0 JudeWidgets Module<text:bookmark-end text:name="__RefHeading___Toc249_4117789375"/></text:h>
      <text:h text:style-name="P15" text:outline-level="2"><text:bookmark-start text:name="__RefHeading___Toc251_4117789375"/>6.1 <text:span text:style-name="T63">Purpose</text:span><text:bookmark-end text:name="__RefHeading___Toc251_4117789375"/></text:h>
      <text:p text:style-name="P94">The JudeWidgets module is an optional module to extend Jude with simple controls. <text:s/>Whilst Jude anticipates the utilisation of controls, it is not required and certain types of View can be constructed that only use Layers, Pages and Panels. <text:s/>When not required, this module needn’t be linked.</text:p>
      <text:h text:style-name="P15" text:outline-level="2"><text:bookmark-start text:name="__RefHeading___Toc253_4117789375"/><text:span text:style-name="T64">6.2 </text:span><text:span text:style-name="T13">Control </text:span>Event Handlers<text:bookmark-end text:name="__RefHeading___Toc253_4117789375"/></text:h>
      <text:p text:style-name="P96"><text:span text:style-name="T64">The handers required to implement all of the control state and option settings are provided.</text:span></text:p>
      <text:p text:style-name="Preformatted_20_Text"/>
      <text:p text:style-name="Preformatted_20_Text"><text:tab/>extern<text:tab/>void<text:tab/>__fastcall__<text:tab/>JudeDefCtlPrepare(void);</text:p>
      <text:p text:style-name="Preformatted_20_Text"><text:tab/>extern<text:tab/>void<text:tab/>__fastcall__<text:tab/>JudeDefCtlInit(void);</text:p>
      <text:p text:style-name="Preformatted_20_Text"><text:tab/>extern<text:tab/>void<text:tab/>__fastcall__<text:tab/>JudeDefCtlChange(void);</text:p>
      <text:p text:style-name="Preformatted_20_Text"><text:tab/>extern<text:tab/>void<text:tab/>__fastcall__<text:tab/>JudeDefCtlRelease(void);</text:p>
      <text:p text:style-name="Preformatted_20_Text"><text:tab/>extern<text:tab/>void<text:tab/>__fastcall__<text:tab/>JudeDefCtlPresent(void);</text:p>
      <text:p text:style-name="Preformatted_20_Text"><text:tab/>extern<text:tab/>void<text:tab/>__fastcall__<text:tab/>JudeDefCtlKeypress(void);</text:p>
      <text:p text:style-name="P32"/>
      <text:h text:style-name="Heading_20_2" text:outline-level="2"><text:bookmark-start text:name="__RefHeading___Toc255_4117789375"/>6.3 Label Controls<text:bookmark-end text:name="__RefHeading___Toc255_4117789375"/></text:h>
      <text:p text:style-name="P97">Instead of themselves going down in response to their accelerator key press, these controls make another control go down. <text:s/></text:p>
      <text:h text:style-name="Heading_20_3" text:outline-level="3"><text:bookmark-start text:name="__RefHeading___Toc257_4117789375"/>6.3.1 Label Class<text:bookmark-end text:name="__RefHeading___Toc257_4117789375"/></text:h>
      <text:p text:style-name="Text_20_body"/>
      <text:p text:style-name="Preformatted_20_Text"/>
      <text:p text:style-name="Preformatted_20_Text"><text:tab/>typedef<text:tab/>struct<text:tab/>LABELCTRL {</text:p>
      <text:p text:style-name="Preformatted_20_Text"><text:tab/><text:tab/>judeControl_t<text:tab/><text:tab/>_control;</text:p>
      <text:p text:style-name="Preformatted_20_Text"><text:tab/><text:tab/>karlFarPtr_t<text:tab/><text:tab/>actvctrl_p;</text:p>
      <text:p text:style-name="Preformatted_20_Text"><text:tab/>} judeLabelCtrl_t;</text:p>
      <text:p text:style-name="Preformatted_20_Text"/>
      <text:p text:style-name="Text_20_body"/>
      <text:p text:style-name="Text_20_body"/>
      <text:h text:style-name="Heading_20_3" text:outline-level="3"><text:bookmark-start text:name="__RefHeading___Toc259_4117789375"/>6.3.2 Label Event Handlers<text:bookmark-end text:name="__RefHeading___Toc259_4117789375"/></text:h>
      <text:p text:style-name="P97"/>
      <text:p text:style-name="P29"/>
      <text:p text:style-name="P29"><text:tab/>extern<text:tab/>void<text:tab/>__fastcall__<text:tab/>JudeDefLblChange(void);</text:p>
      <text:p text:style-name="P28"/>
      <text:p text:style-name="Text_20_body"/>
      <text:h text:style-name="Heading_20_2" text:outline-level="2"><text:bookmark-start text:name="__RefHeading___Toc261_4117789375"/>6.4 Edit Controls<text:bookmark-end text:name="__RefHeading___Toc261_4117789375"/></text:h>
      <text:p text:style-name="P98">Simple text entry controls.</text:p>
      <text:h text:style-name="Heading_20_3" text:outline-level="3"><text:bookmark-start text:name="__RefHeading___Toc263_4117789375"/>6.4.1 Edit Class<text:bookmark-end text:name="__RefHeading___Toc263_4117789375"/></text:h>
      <text:p text:style-name="P99"/>
      <text:p text:style-name="Preformatted_20_Text"/>
      <text:p text:style-name="Preformatted_20_Text"><text:tab/>typedef<text:tab/>struct<text:tab/>EDITCTRL {</text:p>
      <text:p text:style-name="Preformatted_20_Text"><text:tab/><text:tab/>judeControl_t<text:tab/><text:tab/>_control;</text:p>
      <text:p text:style-name="Preformatted_20_Text"><text:soft-page-break/><text:tab/><text:tab/>byte<text:tab/><text:tab/><text:tab/>textsz;</text:p>
      <text:p text:style-name="Preformatted_20_Text"><text:tab/><text:tab/>byte<text:tab/><text:tab/><text:tab/>textmaxsz;</text:p>
      <text:p text:style-name="Preformatted_20_Text"><text:tab/>} judeEditCtrl_t;</text:p>
      <text:p text:style-name="Preformatted_20_Text"/>
      <text:p text:style-name="P99"/>
      <text:h text:style-name="Heading_20_3" text:outline-level="3"><text:bookmark-start text:name="__RefHeading___Toc265_4117789375"/>6.4.2 Edit Event Handlers<text:bookmark-end text:name="__RefHeading___Toc265_4117789375"/></text:h>
      <text:p text:style-name="P99"/>
      <text:p text:style-name="P31"><text:tab/></text:p>
      <text:p text:style-name="P31"><text:tab/>extern<text:tab/>void<text:tab/>__fastcall__<text:tab/>JudeDefEdtPresent(void);</text:p>
      <text:p text:style-name="P31"><text:tab/>extern<text:tab/>void<text:tab/>__fastcall__<text:tab/>JudeDefEdtKeypress(void);</text:p>
      <text:p text:style-name="P31"><text:tab/></text:p>
      <text:p text:style-name="P30"/>
      <text:p text:style-name="P99"/>
      <text:h text:style-name="Heading_20_2" text:outline-level="2"><text:bookmark-start text:name="__RefHeading___Toc267_4117789375"/>6.5 RadioGroup <text:span text:style-name="T14">Controls</text:span><text:bookmark-end text:name="__RefHeading___Toc267_4117789375"/></text:h>
      <text:p text:style-name="P100"><text:span text:style-name="T65">A “controller” for a group of radio button type controls, this is the first “radio button” in the group. <text:s/>Other RadioButton controls are referenced and defer certain events to the controlling RadioGroup control.</text:span></text:p>
      <text:h text:style-name="Heading_20_3" text:outline-level="3"><text:bookmark-start text:name="__RefHeading___Toc269_4117789375"/>6.5.1 RadioGroup Class<text:bookmark-end text:name="__RefHeading___Toc269_4117789375"/></text:h>
      <text:p text:style-name="Text_20_body"/>
      <text:p text:style-name="Preformatted_20_Text"/>
      <text:p text:style-name="Preformatted_20_Text"><text:tab/>typedef<text:tab/>struct<text:tab/>RADIOGRPCTRL {</text:p>
      <text:p text:style-name="Preformatted_20_Text"><text:tab/><text:tab/>judeControl_t<text:tab/><text:tab/>_control;</text:p>
      <text:p text:style-name="Preformatted_20_Text"/>
      <text:p text:style-name="Preformatted_20_Text"><text:tab/><text:tab/>karlFarPtr_t<text:tab/><text:tab/>controls_p;</text:p>
      <text:p text:style-name="Preformatted_20_Text"><text:tab/><text:tab/>byte<text:tab/><text:tab/><text:tab/>controlscnt;</text:p>
      <text:p text:style-name="Preformatted_20_Text"/>
      <text:p text:style-name="Preformatted_20_Text"><text:tab/><text:tab/>karlFarPtr_t<text:tab/><text:tab/>labelctrl;</text:p>
      <text:p text:style-name="Preformatted_20_Text"><text:tab/>} judeRadioGrpCtrl_t;</text:p>
      <text:p text:style-name="Preformatted_20_Text"/>
      <text:p text:style-name="P99"/>
      <text:h text:style-name="Heading_20_3" text:outline-level="3"><text:bookmark-start text:name="__RefHeading___Toc271_4117789375"/>6.5.2 RadioGroup Event Handlers<text:bookmark-end text:name="__RefHeading___Toc271_4117789375"/></text:h>
      <text:p text:style-name="P99"/>
      <text:p text:style-name="P31"><text:tab/></text:p>
      <text:p text:style-name="P31"><text:tab/>extern<text:tab/>void<text:tab/>__fastcall__<text:tab/>JudeDefRGpChange(void);</text:p>
      <text:p text:style-name="P31"/>
      <text:p text:style-name="P99"/>
      <text:h text:style-name="Heading_20_2" text:outline-level="2"><text:bookmark-start text:name="__RefHeading___Toc273_4117789375"/>6.6 RadioButton Controls<text:bookmark-end text:name="__RefHeading___Toc273_4117789375"/></text:h>
      <text:p text:style-name="P99">A control which co-operates with a controller RadioGroup control to provide the functionality of radio group buttons.</text:p>
      <text:h text:style-name="P21" text:outline-level="3"/>
      <text:h text:style-name="P22" text:outline-level="3"><text:bookmark-start text:name="__RefHeading___Toc275_4117789375"/>6.6.1 RadioButton Class<text:bookmark-end text:name="__RefHeading___Toc275_4117789375"/></text:h>
      <text:p text:style-name="P100"/>
      <text:p text:style-name="Preformatted_20_Text">T<text:tab/>ypedef<text:tab/>struct<text:tab/>RADIOBTNCTRL {</text:p>
      <text:p text:style-name="Preformatted_20_Text"><text:tab/><text:tab/>judeControl_t<text:tab/>_control;</text:p>
      <text:p text:style-name="Preformatted_20_Text"/>
      <text:p text:style-name="Preformatted_20_Text"><text:tab/><text:tab/>karlFarPtr_t<text:tab/>groupctrl_p;</text:p>
      <text:p text:style-name="Preformatted_20_Text"><text:tab/>} judeRadioBtnCtrl_t;</text:p>
      <text:p text:style-name="Preformatted_20_Text"/>
      <text:p text:style-name="P100"/>
      <text:h text:style-name="Heading_20_3" text:outline-level="3"><text:bookmark-start text:name="__RefHeading___Toc277_4117789375"/>6.6.2 RadioButton Event Handlers<text:bookmark-end text:name="__RefHeading___Toc277_4117789375"/></text:h>
      <text:p text:style-name="P99"/>
      <text:p text:style-name="P31"/>
      <text:p text:style-name="P31"><text:tab/>extern<text:tab/>void<text:tab/>__fastcall__<text:tab/>JudeDefRBtChange(void);</text:p>
      <text:p text:style-name="P31"/>
      <text:p text:style-name="P99"/>
      <text:h text:style-name="Heading_20_2" text:outline-level="2"><text:bookmark-start text:name="__RefHeading___Toc279_4117789375"/>6.7 <text:span text:style-name="T14">Page</text:span>Button Controls<text:bookmark-end text:name="__RefHeading___Toc279_4117789375"/></text:h>
      <text:p text:style-name="P100"><text:span text:style-name="T65">Button type controls that can switch pages, used on Bars.</text:span></text:p>
      <text:h text:style-name="Heading_20_3" text:outline-level="3"><text:bookmark-start text:name="__RefHeading___Toc281_4117789375"/>6.7.1 <text:span text:style-name="T19">Page</text:span>Button Class<text:bookmark-end text:name="__RefHeading___Toc281_4117789375"/></text:h>
      <text:p text:style-name="Text_20_body"/>
      <text:p text:style-name="Preformatted_20_Text"/>
      <text:p text:style-name="Preformatted_20_Text"><text:tab/>typedef<text:tab/>struct<text:tab/>PAGEBTNCTRL {</text:p>
      <text:p text:style-name="Preformatted_20_Text"><text:tab/><text:tab/>judeControl_t<text:tab/>_control;</text:p>
      <text:p text:style-name="Preformatted_20_Text"><text:tab/><text:tab/>karlFarPtr_t<text:tab/>actvpage_p;</text:p>
      <text:p text:style-name="Preformatted_20_Text"><text:tab/>} judePageBtnCtrl_t;</text:p>
      <text:p text:style-name="Preformatted_20_Text"/>
      <text:p text:style-name="P99"/>
      <text:h text:style-name="Heading_20_3" text:outline-level="3"><text:bookmark-start text:name="__RefHeading___Toc283_4117789375"/>6.7.2 <text:span text:style-name="T19">Page</text:span>Button Even<text:span text:style-name="T65">t</text:span> Handlers<text:bookmark-end text:name="__RefHeading___Toc283_4117789375"/></text:h>
      <text:p text:style-name="P99"/>
      <text:p text:style-name="P31"><text:tab/></text:p>
      <text:p text:style-name="P31"><text:tab/>extern<text:tab/>void<text:tab/>__fastcall__<text:tab/>JudeDefPBtChange(void);</text:p>
      <text:p text:style-name="P31"><text:tab/>extern<text:tab/>void<text:tab/>__fastcall__<text:tab/>JudeDefPBtPresent(void);</text:p>
      <text:p text:style-name="P33"/>
      <text:p text:style-name="P99"/>
      <text:p text:style-name="P101"/>
      <text:h text:style-name="Heading_20_1" text:outline-level="1">7.0 The Example Application – C</text:h>
      <text:p text:style-name="P102">This first step test displays a text coloured panel on the screen.</text:p>
      <text:p text:style-name="Preformatted_20_Text"/>
      <text:p text:style-name="Preformatted_20_Text"><text:tab/>#include &lt;karljr.h&gt;</text:p>
      <text:p text:style-name="Preformatted_20_Text"><text:tab/>#include &lt;jude.h&gt;</text:p>
      <text:p text:style-name="Preformatted_20_Text"/>
      <text:p text:style-name="Preformatted_20_Text"/>
      <text:p text:style-name="Preformatted_20_Text">//------------------------------------------------------------------------------</text:p>
      <text:p text:style-name="Preformatted_20_Text">//MODULE</text:p>
      <text:p text:style-name="Preformatted_20_Text">//------------------------------------------------------------------------------</text:p>
      <text:p text:style-name="Preformatted_20_Text"/>
      <text:p text:style-name="Preformatted_20_Text">//Predeclare interface elements</text:p>
      <text:p text:style-name="Preformatted_20_Text"><text:tab/>karlFarPtr_t uns_test_app[];</text:p>
      <text:p text:style-name="Preformatted_20_Text"><text:tab/>karlFarPtr_t vws_test_ui[];</text:p>
      <text:p text:style-name="Preformatted_20_Text"/>
      <text:p text:style-name="Preformatted_20_Text"><text:tab/>judeView_t<text:tab/>vew_test_view;</text:p>
      <text:p text:style-name="Preformatted_20_Text"><text:tab/>judePage_t<text:tab/>pge_test_page0;</text:p>
      <text:p text:style-name="Preformatted_20_Text"/>
      <text:p text:style-name="Preformatted_20_Text"/>
      <text:p text:style-name="Preformatted_20_Text">//Object "instances"</text:p>
      <text:p text:style-name="Preformatted_20_Text"><text:tab/>karlModule_t mod_test_app = {</text:p>
      <text:p text:style-name="Preformatted_20_Text">//<text:tab/>Object</text:p>
      <text:p text:style-name="Preformatted_20_Text"><text:tab/><text:tab/>sizeof(karlModule_t),<text:tab/><text:tab/><text:tab/><text:tab/><text:tab/>//size</text:p>
      <text:p text:style-name="Preformatted_20_Text"><text:tab/><text:tab/>FARPTRNULLREC,<text:tab/><text:tab/><text:tab/><text:tab/><text:tab/><text:tab/>//parent</text:p>
      <text:p text:style-name="Preformatted_20_Text"><text:tab/><text:tab/>NEARTOEVENTPTR(KarlDefModPrepare),<text:tab/><text:tab/><text:tab/>//prepare</text:p>
      <text:p text:style-name="Preformatted_20_Text"><text:tab/><text:tab/>NEARTOEVENTPTR(KarlDefModInit),<text:tab/><text:tab/><text:tab/>//initialise</text:p>
      <text:p text:style-name="Preformatted_20_Text"><text:tab/><text:tab/>NEARTOEVENTPTR(KarlDefModChange),<text:tab/><text:tab/><text:tab/>//change</text:p>
      <text:p text:style-name="Preformatted_20_Text"><text:tab/><text:tab/>NEARTOEVENTPTR(KarlDefModRelease),<text:tab/><text:tab/><text:tab/>//release</text:p>
      <text:p text:style-name="Preformatted_20_Text"><text:tab/><text:tab/>STATE_DEFAULT,<text:tab/><text:tab/><text:tab/><text:tab/><text:tab/><text:tab/>//state</text:p>
      <text:p text:style-name="Preformatted_20_Text"><text:tab/><text:tab/>0x0000,<text:tab/><text:tab/><text:tab/><text:tab/><text:tab/><text:tab/><text:tab/>//oldstate</text:p>
      <text:p text:style-name="Preformatted_20_Text"><text:tab/><text:tab/>0x0000,<text:tab/><text:tab/><text:tab/><text:tab/><text:tab/><text:tab/><text:tab/>//options</text:p>
      <text:p text:style-name="Preformatted_20_Text"><text:tab/><text:tab/>0x0000,<text:tab/><text:tab/><text:tab/><text:tab/><text:tab/><text:tab/><text:tab/>//tag</text:p>
      <text:p text:style-name="Preformatted_20_Text">//<text:tab/>Named</text:p>
      <text:p text:style-name="Preformatted_20_Text"><text:tab/><text:tab/>"TEST APP <text:s text:c="7"/>",<text:tab/><text:tab/><text:tab/><text:tab/><text:tab/>//name</text:p>
      <text:p text:style-name="Preformatted_20_Text">//<text:tab/>Module</text:p>
      <text:p text:style-name="Preformatted_20_Text"><text:tab/><text:tab/>NEARTOFARPTRREC(uns_test_app),<text:tab/><text:tab/><text:tab/>//units_p</text:p>
      <text:p text:style-name="Preformatted_20_Text"><text:tab/><text:tab/>0x01};<text:tab/><text:tab/><text:tab/><text:tab/><text:tab/><text:tab/><text:tab/>//unitscnt</text:p>
      <text:p text:style-name="Preformatted_20_Text"><text:tab/></text:p>
      <text:p text:style-name="Preformatted_20_Text">//------------------------------------------------------------------------------</text:p>
      <text:p text:style-name="Preformatted_20_Text">//UNIT</text:p>
      <text:p text:style-name="Preformatted_20_Text">//------------------------------------------------------------------------------</text:p>
      <text:p text:style-name="Preformatted_20_Text"/>
      <text:p text:style-name="Preformatted_20_Text"><text:tab/>judeUInterface_t uni_test_ui = {</text:p>
      <text:p text:style-name="Preformatted_20_Text">//<text:tab/>Object</text:p>
      <text:p text:style-name="Preformatted_20_Text"><text:tab/><text:tab/>sizeof(judeUInterface_t),<text:tab/><text:tab/><text:tab/><text:tab/>//size</text:p>
      <text:p text:style-name="Preformatted_20_Text"><text:tab/><text:tab/>NEARTOFARPTRREC(mod_test_app),<text:tab/><text:tab/><text:tab/>//parent</text:p>
      <text:p text:style-name="Preformatted_20_Text"><text:tab/><text:tab/>NEARTOEVENTPTR(JudeDefUIPrepare),<text:tab/><text:tab/><text:tab/>//prepare</text:p>
      <text:p text:style-name="Preformatted_20_Text"><text:tab/><text:tab/>NEARTOEVENTPTR(JudeDefUIInit),<text:tab/><text:tab/><text:tab/>//initialise</text:p>
      <text:p text:style-name="Preformatted_20_Text"><text:tab/><text:tab/>NEARTOEVENTPTR(JudeDefUIChange),<text:tab/><text:tab/><text:tab/>//change</text:p>
      <text:p text:style-name="Preformatted_20_Text"><text:tab/><text:tab/>NEARTOEVENTPTR(JudeDefUIRelease),<text:tab/><text:tab/><text:tab/>//release</text:p>
      <text:p text:style-name="Preformatted_20_Text"><text:tab/><text:tab/>STATE_DEFAULT,<text:tab/><text:tab/><text:tab/><text:tab/><text:tab/><text:tab/>//state</text:p>
      <text:p text:style-name="Preformatted_20_Text"><text:tab/><text:tab/>0x0000,<text:tab/><text:tab/><text:tab/><text:tab/><text:tab/><text:tab/><text:tab/>//oldstate</text:p>
      <text:p text:style-name="Preformatted_20_Text"><text:tab/><text:tab/>0x0000,<text:tab/><text:tab/><text:tab/><text:tab/><text:tab/><text:tab/><text:tab/>//options</text:p>
      <text:p text:style-name="Preformatted_20_Text"><text:tab/><text:tab/>0x0000,<text:tab/><text:tab/><text:tab/><text:tab/><text:tab/><text:tab/><text:tab/>//tag</text:p>
      <text:p text:style-name="P34">//<text:tab/>Named</text:p>
      <text:p text:style-name="P34"><text:tab/><text:tab/>"TEST UI <text:s text:c="8"/>",<text:tab/><text:tab/><text:tab/><text:tab/><text:tab/>//name</text:p>
      <text:p text:style-name="Preformatted_20_Text">//<text:tab/>UI</text:p>
      <text:p text:style-name="Preformatted_20_Text"><text:tab/><text:tab/>DWRDTOFARPTRREC(0x3000, 0x0001),<text:tab/><text:tab/><text:tab/>//mouseloc</text:p>
      <text:p text:style-name="Preformatted_20_Text"><text:tab/><text:tab/>DWRDTOFARPTRREC(0x3200, 0x0001),<text:tab/><text:tab/><text:tab/>//mptrloc</text:p>
      <text:p text:style-name="Preformatted_20_Text"><text:tab/><text:tab/>0x01,<text:tab/><text:tab/><text:tab/><text:tab/><text:tab/><text:tab/><text:tab/>//mousepal</text:p>
      <text:p text:style-name="Preformatted_20_Text"><text:tab/><text:tab/>NEARTOFARPTRREC(vws_test_ui),<text:tab/><text:tab/><text:tab/><text:tab/>//views_p</text:p>
      <text:p text:style-name="Preformatted_20_Text"><text:tab/><text:tab/>0x01};<text:tab/><text:tab/><text:tab/><text:tab/><text:tab/><text:tab/><text:tab/>//viewscnt</text:p>
      <text:p text:style-name="Preformatted_20_Text"/>
      <text:p text:style-name="Preformatted_20_Text"><text:tab/>karlFarPtr_t uns_test_app[] = {</text:p>
      <text:p text:style-name="Preformatted_20_Text"><text:tab/><text:tab/>NEARTOFARPTRREC(uni_test_ui)};</text:p>
      <text:p text:style-name="Preformatted_20_Text"><text:tab/>karlFarPtr_t vws_test_ui[] = {</text:p>
      <text:p text:style-name="Preformatted_20_Text"><text:tab/><text:tab/>NEARTOFARPTRREC(vew_test_view)};</text:p>
      <text:p text:style-name="Preformatted_20_Text"/>
      <text:p text:style-name="Preformatted_20_Text">//------------------------------------------------------------------------------</text:p>
      <text:p text:style-name="Preformatted_20_Text">//VIEW</text:p>
      <text:p text:style-name="Preformatted_20_Text">//------------------------------------------------------------------------------</text:p>
      <text:p text:style-name="Preformatted_20_Text"/>
      <text:p text:style-name="Preformatted_20_Text"><text:tab/>karlFarPtr_t lys_test_view[];</text:p>
      <text:p text:style-name="Preformatted_20_Text"><text:tab/>karlFarPtr_t brs_test_view[];</text:p>
      <text:p text:style-name="Preformatted_20_Text"><text:tab/>karlFarPtr_t pgs_test_view[];</text:p>
      <text:p text:style-name="Preformatted_20_Text"><text:soft-page-break/></text:p>
      <text:p text:style-name="Preformatted_20_Text"/>
      <text:p text:style-name="Preformatted_20_Text"><text:tab/>judeView_t vew_test_view = {</text:p>
      <text:p text:style-name="Preformatted_20_Text">//Object</text:p>
      <text:p text:style-name="Preformatted_20_Text"><text:tab/><text:tab/>sizeof(judeView_t),<text:tab/><text:tab/><text:tab/><text:tab/><text:tab/>//size</text:p>
      <text:p text:style-name="Preformatted_20_Text"><text:tab/><text:tab/>NEARTOFARPTRREC(uni_test_ui),<text:tab/><text:tab/><text:tab/><text:tab/>//parent</text:p>
      <text:p text:style-name="Preformatted_20_Text"><text:tab/><text:tab/>NEARTOEVENTPTR(JudeDefViewPrepare),<text:tab/><text:tab/><text:tab/>//prepare</text:p>
      <text:p text:style-name="P34"><text:tab/><text:tab/>NEARTOEVENTPTR(JudeDefViewInit),<text:tab/><text:tab/><text:tab/>//<text:span text:style-name="T66">init</text:span></text:p>
      <text:p text:style-name="P34"><text:tab/><text:tab/>NEARTOEVENTPTR(JudeDefViewChange),<text:tab/><text:tab/><text:tab/>//change</text:p>
      <text:p text:style-name="Preformatted_20_Text"><text:tab/><text:tab/>NEARTOEVENTPTR(JudeDefViewRelease),<text:tab/><text:tab/><text:tab/>//release</text:p>
      <text:p text:style-name="Preformatted_20_Text"><text:tab/><text:tab/>STATE_DEFAULT,<text:tab/><text:tab/><text:tab/><text:tab/><text:tab/><text:tab/>//state</text:p>
      <text:p text:style-name="Preformatted_20_Text"><text:tab/><text:tab/>0x0000,<text:tab/><text:tab/><text:tab/><text:tab/><text:tab/><text:tab/><text:tab/>//oldstate</text:p>
      <text:p text:style-name="Preformatted_20_Text"><text:tab/><text:tab/>0x0000,<text:tab/><text:tab/><text:tab/><text:tab/><text:tab/><text:tab/><text:tab/>//options</text:p>
      <text:p text:style-name="Preformatted_20_Text"><text:tab/><text:tab/>0x0000,<text:tab/><text:tab/><text:tab/><text:tab/><text:tab/><text:tab/><text:tab/>//tag</text:p>
      <text:p text:style-name="P34">//View</text:p>
      <text:p text:style-name="P34"><text:tab/><text:tab/>0x50,<text:tab/><text:tab/><text:tab/><text:tab/><text:tab/><text:tab/><text:tab/>//width</text:p>
      <text:p text:style-name="Preformatted_20_Text"><text:tab/><text:tab/>0x19,<text:tab/><text:tab/><text:tab/><text:tab/><text:tab/><text:tab/><text:tab/>//height</text:p>
      <text:p text:style-name="Preformatted_20_Text"><text:tab/><text:tab/>DWRDTOFARPTRREC(0x2000, 0x0001),<text:tab/><text:tab/><text:tab/>//location</text:p>
      <text:p text:style-name="Preformatted_20_Text"><text:tab/><text:tab/>0x02,<text:tab/><text:tab/><text:tab/><text:tab/><text:tab/><text:tab/><text:tab/>//cellsize</text:p>
      <text:p text:style-name="Preformatted_20_Text"><text:tab/><text:tab/>NEARTOFARPTRREC(lys_test_view),<text:tab/><text:tab/><text:tab/>//layers_p</text:p>
      <text:p text:style-name="Preformatted_20_Text"><text:tab/><text:tab/>0x01,<text:tab/><text:tab/><text:tab/><text:tab/><text:tab/><text:tab/><text:tab/>//layerscnt</text:p>
      <text:p text:style-name="Preformatted_20_Text"><text:tab/><text:tab/>NEARTOFARPTRREC(brs_test_view),<text:tab/><text:tab/><text:tab/>//bars_p</text:p>
      <text:p text:style-name="Preformatted_20_Text"><text:tab/><text:tab/>0x00,<text:tab/><text:tab/><text:tab/><text:tab/><text:tab/><text:tab/><text:tab/>//barscnt</text:p>
      <text:p text:style-name="Preformatted_20_Text"><text:tab/><text:tab/>NEARTOFARPTRREC(pge_test_page0),<text:tab/><text:tab/><text:tab/>//actvpage_p</text:p>
      <text:p text:style-name="Preformatted_20_Text"><text:tab/><text:tab/>NEARTOFARPTRREC(pgs_test_view),<text:tab/><text:tab/><text:tab/>//pages_p</text:p>
      <text:p text:style-name="Preformatted_20_Text"><text:tab/><text:tab/>0x01,<text:tab/><text:tab/><text:tab/><text:tab/><text:tab/><text:tab/><text:tab/>//pagescnt</text:p>
      <text:p text:style-name="Preformatted_20_Text"><text:tab/><text:tab/>0x0000};<text:tab/><text:tab/><text:tab/><text:tab/><text:tab/><text:tab/>//linelen</text:p>
      <text:p text:style-name="Preformatted_20_Text"/>
      <text:p text:style-name="Preformatted_20_Text"/>
      <text:p text:style-name="Preformatted_20_Text"><text:tab/>judeLayer_t<text:tab/>lyr_test_layer = {</text:p>
      <text:p text:style-name="Preformatted_20_Text">//Object</text:p>
      <text:p text:style-name="Preformatted_20_Text"><text:tab/><text:tab/>sizeof(judeLayer_t),<text:tab/><text:tab/><text:tab/><text:tab/><text:tab/>//size</text:p>
      <text:p text:style-name="Preformatted_20_Text"><text:tab/><text:tab/>NEARTOFARPTRREC(vew_test_view),<text:tab/><text:tab/><text:tab/>//parent</text:p>
      <text:p text:style-name="Preformatted_20_Text"><text:tab/><text:tab/>NEARTOEVENTPTR(JudeDefLyrPrepare),<text:tab/><text:tab/><text:tab/>//prepare</text:p>
      <text:p text:style-name="Preformatted_20_Text"><text:tab/><text:tab/>NEARTOEVENTPTR(JudeDefLyrInit),<text:tab/><text:tab/><text:tab/>//initialise</text:p>
      <text:p text:style-name="Preformatted_20_Text"><text:tab/><text:tab/>NEARTOEVENTPTR(JudeDefLyrChange),<text:tab/><text:tab/><text:tab/>//change</text:p>
      <text:p text:style-name="Preformatted_20_Text"><text:tab/><text:tab/>NEARTOEVENTPTR(JudeDefLyrRelease),<text:tab/><text:tab/><text:tab/>//release</text:p>
      <text:p text:style-name="Preformatted_20_Text"><text:tab/><text:tab/>STATE_DEFAULT,<text:tab/><text:tab/><text:tab/><text:tab/><text:tab/><text:tab/>//state</text:p>
      <text:p text:style-name="Preformatted_20_Text"><text:tab/><text:tab/>0x0000,<text:tab/><text:tab/><text:tab/><text:tab/><text:tab/><text:tab/><text:tab/>//oldstate</text:p>
      <text:p text:style-name="Preformatted_20_Text"><text:tab/><text:tab/>0x0000,<text:tab/><text:tab/><text:tab/><text:tab/><text:tab/><text:tab/><text:tab/>//options</text:p>
      <text:p text:style-name="Preformatted_20_Text"><text:tab/><text:tab/>0x0000,<text:tab/><text:tab/><text:tab/><text:tab/><text:tab/><text:tab/><text:tab/>//tag</text:p>
      <text:p text:style-name="Preformatted_20_Text">//Layer</text:p>
      <text:p text:style-name="Preformatted_20_Text"><text:tab/><text:tab/>0x50,<text:tab/><text:tab/><text:tab/><text:tab/><text:tab/><text:tab/><text:tab/>//width</text:p>
      <text:p text:style-name="Preformatted_20_Text"><text:tab/><text:tab/>0x0000,<text:tab/><text:tab/><text:tab/><text:tab/><text:tab/><text:tab/><text:tab/>//offset</text:p>
      <text:p text:style-name="Preformatted_20_Text"><text:tab/><text:tab/>0x00,<text:tab/><text:tab/><text:tab/><text:tab/><text:tab/><text:tab/><text:tab/>//transparent</text:p>
      <text:p text:style-name="Preformatted_20_Text"><text:tab/><text:tab/>0x01};<text:tab/><text:tab/><text:tab/><text:tab/><text:tab/><text:tab/><text:tab/>//background</text:p>
      <text:p text:style-name="Preformatted_20_Text"/>
      <text:p text:style-name="Preformatted_20_Text">karlFarPtr_t lys_test_view[] = {</text:p>
      <text:p text:style-name="Preformatted_20_Text"><text:tab/><text:tab/>NEARTOFARPTRREC(lyr_test_layer)};</text:p>
      <text:p text:style-name="Preformatted_20_Text"/>
      <text:p text:style-name="Preformatted_20_Text">karlFarPtr_t brs_test_view[] = {</text:p>
      <text:p text:style-name="Preformatted_20_Text"><text:tab/><text:tab/>FARPTRNULLREC};</text:p>
      <text:p text:style-name="Preformatted_20_Text"/>
      <text:p text:style-name="Preformatted_20_Text">karlFarPtr_t pgs_test_view[] = {</text:p>
      <text:p text:style-name="Preformatted_20_Text"><text:tab/><text:tab/>NEARTOFARPTRREC(pge_test_page0)};</text:p>
      <text:p text:style-name="Preformatted_20_Text"/>
      <text:p text:style-name="Preformatted_20_Text"/>
      <text:p text:style-name="Preformatted_20_Text">//------------------------------------------------------------------------------</text:p>
      <text:p text:style-name="Preformatted_20_Text">//PAGE 0</text:p>
      <text:p text:style-name="Preformatted_20_Text">//------------------------------------------------------------------------------</text:p>
      <text:p text:style-name="Preformatted_20_Text"/>
      <text:p text:style-name="Preformatted_20_Text"><text:tab/>karlFarPtr_t pns_test_page0[];</text:p>
      <text:p text:style-name="Preformatted_20_Text"><text:tab/>char str_test_page0[] = "TEST";</text:p>
      <text:p text:style-name="Preformatted_20_Text"/>
      <text:p text:style-name="Preformatted_20_Text"><text:tab/>judePanel_t<text:tab/>pnl_test_panel0;</text:p>
      <text:p text:style-name="Preformatted_20_Text"/>
      <text:p text:style-name="Preformatted_20_Text"/>
      <text:p text:style-name="Preformatted_20_Text"><text:tab/>judePage_t<text:tab/>pge_test_page0 = {</text:p>
      <text:p text:style-name="P34">//Object</text:p>
      <text:p text:style-name="P34"><text:tab/><text:tab/>sizeof(judePage_t),<text:tab/><text:tab/><text:tab/><text:tab/><text:tab/>//size</text:p>
      <text:p text:style-name="Preformatted_20_Text"><text:tab/><text:tab/>NEARTOFARPTRREC(lyr_test_layer),<text:tab/><text:tab/><text:tab/>//parent</text:p>
      <text:p text:style-name="Preformatted_20_Text"><text:tab/><text:tab/>NEARTOEVENTPTR(JudeDefPgePrepare),<text:tab/><text:tab/><text:tab/>//prepare</text:p>
      <text:p text:style-name="Preformatted_20_Text"><text:tab/><text:tab/>NEARTOEVENTPTR(JudeDefPgeInit),<text:tab/><text:tab/><text:tab/>//initialise</text:p>
      <text:p text:style-name="Preformatted_20_Text"><text:tab/><text:tab/>NEARTOEVENTPTR(JudeDefPgeChange),<text:tab/><text:tab/><text:tab/>//change</text:p>
      <text:p text:style-name="Preformatted_20_Text"><text:tab/><text:tab/>NEARTOEVENTPTR(JudeDefPgeRelease),<text:tab/><text:tab/><text:tab/>//release</text:p>
      <text:p text:style-name="Preformatted_20_Text"><text:tab/><text:tab/>STATE_DEFCTRL,<text:tab/><text:tab/><text:tab/><text:tab/><text:tab/><text:tab/>//state</text:p>
      <text:p text:style-name="Preformatted_20_Text"><text:tab/><text:tab/>0x0000,<text:tab/><text:tab/><text:tab/><text:tab/><text:tab/><text:tab/><text:tab/>//oldstate</text:p>
      <text:p text:style-name="Preformatted_20_Text"><text:tab/><text:tab/>0x0000,<text:tab/><text:tab/><text:tab/><text:tab/><text:tab/><text:tab/><text:tab/>//options</text:p>
      <text:p text:style-name="Preformatted_20_Text"><text:tab/><text:tab/>0x0000,<text:tab/><text:tab/><text:tab/><text:tab/><text:tab/><text:tab/><text:tab/>//tag</text:p>
      <text:p text:style-name="Preformatted_20_Text">//Element</text:p>
      <text:p text:style-name="Preformatted_20_Text"><text:soft-page-break/><text:tab/><text:tab/>NEARTOEVENTPTR(JudeDefPgePresent),<text:tab/><text:tab/><text:tab/>//present</text:p>
      <text:p text:style-name="Preformatted_20_Text"><text:tab/><text:tab/>EVENTPTRNULLREC,<text:tab/><text:tab/><text:tab/><text:tab/><text:tab/>//keypress</text:p>
      <text:p text:style-name="Preformatted_20_Text"><text:tab/><text:tab/>FARPTRNULLREC,<text:tab/><text:tab/><text:tab/><text:tab/><text:tab/><text:tab/>//owner</text:p>
      <text:p text:style-name="Preformatted_20_Text"><text:tab/><text:tab/>CLR_EMPTY,<text:tab/><text:tab/><text:tab/><text:tab/><text:tab/><text:tab/>//colour</text:p>
      <text:p text:style-name="Preformatted_20_Text"><text:tab/><text:tab/>0x00,<text:tab/><text:tab/><text:tab/><text:tab/><text:tab/><text:tab/><text:tab/>//posx</text:p>
      <text:p text:style-name="Preformatted_20_Text"><text:tab/><text:tab/>0x00,<text:tab/><text:tab/><text:tab/><text:tab/><text:tab/><text:tab/><text:tab/>//posy</text:p>
      <text:p text:style-name="Preformatted_20_Text"><text:tab/><text:tab/>0x50,<text:tab/><text:tab/><text:tab/><text:tab/><text:tab/><text:tab/><text:tab/>//width</text:p>
      <text:p text:style-name="Preformatted_20_Text"><text:tab/><text:tab/>0x19,<text:tab/><text:tab/><text:tab/><text:tab/><text:tab/><text:tab/><text:tab/>//height</text:p>
      <text:p text:style-name="Preformatted_20_Text">//Page</text:p>
      <text:p text:style-name="Preformatted_20_Text"><text:tab/><text:tab/>FARPTRNULLREC,<text:tab/><text:tab/><text:tab/><text:tab/><text:tab/><text:tab/>//pagenxt</text:p>
      <text:p text:style-name="Preformatted_20_Text"><text:tab/><text:tab/>FARPTRNULLREC,<text:tab/><text:tab/><text:tab/><text:tab/><text:tab/><text:tab/>//pagebak</text:p>
      <text:p text:style-name="Preformatted_20_Text"><text:tab/><text:tab/>NEARTOFARPTRREC(str_test_page0),<text:tab/><text:tab/><text:tab/>//text_p</text:p>
      <text:p text:style-name="Preformatted_20_Text"><text:tab/><text:tab/>0x00,<text:tab/><text:tab/><text:tab/><text:tab/><text:tab/><text:tab/><text:tab/>//textoffx</text:p>
      <text:p text:style-name="Preformatted_20_Text"><text:tab/><text:tab/>NEARTOFARPTRREC(pns_test_page0),<text:tab/><text:tab/><text:tab/>//panels_p</text:p>
      <text:p text:style-name="Preformatted_20_Text"><text:tab/><text:tab/>0x01};<text:tab/><text:tab/><text:tab/><text:tab/><text:tab/><text:tab/><text:tab/>//panelscnt</text:p>
      <text:p text:style-name="Preformatted_20_Text"/>
      <text:p text:style-name="Preformatted_20_Text"/>
      <text:p text:style-name="Preformatted_20_Text"><text:tab/>karlFarPtr_t pns_test_page0[] = {</text:p>
      <text:p text:style-name="Preformatted_20_Text"><text:tab/><text:tab/>NEARTOFARPTRREC(pnl_test_panel0)};</text:p>
      <text:p text:style-name="Preformatted_20_Text"/>
      <text:p text:style-name="Preformatted_20_Text"/>
      <text:p text:style-name="Preformatted_20_Text">//------------------------------------------------------------------------------</text:p>
      <text:p text:style-name="Preformatted_20_Text">//PANEL 0 CPU</text:p>
      <text:p text:style-name="Preformatted_20_Text">//------------------------------------------------------------------------------</text:p>
      <text:p text:style-name="Preformatted_20_Text"/>
      <text:p text:style-name="Preformatted_20_Text"><text:tab/>karlFarPtr_t cts_test_panel0[];</text:p>
      <text:p text:style-name="Preformatted_20_Text"/>
      <text:p text:style-name="Preformatted_20_Text"><text:tab/>judePanel_t<text:tab/>pnl_test_panel0 = {</text:p>
      <text:p text:style-name="Preformatted_20_Text">//Object</text:p>
      <text:p text:style-name="Preformatted_20_Text"><text:tab/><text:tab/>sizeof(judePanel_t),<text:tab/><text:tab/><text:tab/><text:tab/><text:tab/>//size</text:p>
      <text:p text:style-name="Preformatted_20_Text"><text:tab/><text:tab/>NEARTOFARPTRREC(pge_test_page0),<text:tab/><text:tab/><text:tab/>//parent</text:p>
      <text:p text:style-name="Preformatted_20_Text"><text:tab/><text:tab/>NEARTOEVENTPTR(JudeDefPnlPrepare),<text:tab/><text:tab/><text:tab/>//prepare</text:p>
      <text:p text:style-name="Preformatted_20_Text"><text:tab/><text:tab/>NEARTOEVENTPTR(JudeDefPnlInit),<text:tab/><text:tab/><text:tab/>//initialise</text:p>
      <text:p text:style-name="Preformatted_20_Text"><text:tab/><text:tab/>NEARTOEVENTPTR(JudeDefPnlChange),<text:tab/><text:tab/><text:tab/>//change</text:p>
      <text:p text:style-name="Preformatted_20_Text"><text:tab/><text:tab/>NEARTOEVENTPTR(JudeDefPnlRelease),<text:tab/><text:tab/><text:tab/>//release</text:p>
      <text:p text:style-name="Preformatted_20_Text"><text:tab/><text:tab/>STATE_DEFCTRL,<text:tab/><text:tab/><text:tab/><text:tab/><text:tab/><text:tab/>//state</text:p>
      <text:p text:style-name="Preformatted_20_Text"><text:tab/><text:tab/>0x0000,<text:tab/><text:tab/><text:tab/><text:tab/><text:tab/><text:tab/><text:tab/>//oldstate</text:p>
      <text:p text:style-name="Preformatted_20_Text"><text:tab/><text:tab/>0x0000,<text:tab/><text:tab/><text:tab/><text:tab/><text:tab/><text:tab/><text:tab/>//options</text:p>
      <text:p text:style-name="Preformatted_20_Text"><text:tab/><text:tab/>0x0000,<text:tab/><text:tab/><text:tab/><text:tab/><text:tab/><text:tab/><text:tab/>//tag</text:p>
      <text:p text:style-name="Preformatted_20_Text">//Element</text:p>
      <text:p text:style-name="Preformatted_20_Text"><text:tab/><text:tab/>NEARTOEVENTPTR(JudeDefPnlPresent),<text:tab/><text:tab/><text:tab/>//present</text:p>
      <text:p text:style-name="Preformatted_20_Text"><text:tab/><text:tab/>EVENTPTRNULLREC,<text:tab/><text:tab/><text:tab/><text:tab/><text:tab/>//keypress</text:p>
      <text:p text:style-name="Preformatted_20_Text"><text:tab/><text:tab/>NEARTOFARPTRREC(pge_test_page0),<text:tab/><text:tab/><text:tab/>//owner</text:p>
      <text:p text:style-name="Preformatted_20_Text"><text:tab/><text:tab/>CLR_TEXT,<text:tab/><text:tab/><text:tab/><text:tab/><text:tab/><text:tab/>//colour</text:p>
      <text:p text:style-name="Preformatted_20_Text"><text:tab/><text:tab/>0,<text:tab/><text:tab/><text:tab/><text:tab/><text:tab/><text:tab/><text:tab/>//posx</text:p>
      <text:p text:style-name="Preformatted_20_Text"><text:tab/><text:tab/>0,<text:tab/><text:tab/><text:tab/><text:tab/><text:tab/><text:tab/><text:tab/>//posy</text:p>
      <text:p text:style-name="Preformatted_20_Text"><text:tab/><text:tab/>20,<text:tab/><text:tab/><text:tab/><text:tab/><text:tab/><text:tab/><text:tab/>//width</text:p>
      <text:p text:style-name="Preformatted_20_Text"><text:tab/><text:tab/>10,<text:tab/><text:tab/><text:tab/><text:tab/><text:tab/><text:tab/><text:tab/>//height</text:p>
      <text:p text:style-name="Preformatted_20_Text">//Panel</text:p>
      <text:p text:style-name="Preformatted_20_Text"><text:tab/><text:tab/>NEARTOFARPTRREC(lyr_test_layer),<text:tab/><text:tab/><text:tab/>//layer_p</text:p>
      <text:p text:style-name="Preformatted_20_Text"><text:tab/><text:tab/>NEARTOFARPTRREC(cts_test_panel0),<text:tab/><text:tab/><text:tab/>//controls_p</text:p>
      <text:p text:style-name="Preformatted_20_Text"><text:tab/><text:tab/>0x00};<text:tab/><text:tab/><text:tab/><text:tab/><text:tab/><text:tab/><text:tab/>//controlscnt</text:p>
      <text:p text:style-name="Preformatted_20_Text"/>
      <text:p text:style-name="Preformatted_20_Text"><text:tab/>karlFarPtr_t cts_test_panel0[] = {</text:p>
      <text:p text:style-name="Preformatted_20_Text"><text:tab/><text:tab/>FARPTRNULLREC};</text:p>
      <text:p text:style-name="Preformatted_20_Text"/>
      <text:p text:style-name="Preformatted_20_Text"/>
      <text:p text:style-name="Preformatted_20_Text"/>
      <text:p text:style-name="Preformatted_20_Text"/>
      <text:p text:style-name="Preformatted_20_Text"><text:tab/>void main(void) {</text:p>
      <text:p text:style-name="Preformatted_20_Text"><text:tab/><text:tab/>karlFarPtr_t<text:tab/>modulep = {</text:p>
      <text:p text:style-name="Preformatted_20_Text"><text:tab/><text:tab/><text:tab/>NEARTOFARPTRREC(mod_test_app)};</text:p>
      <text:p text:style-name="Preformatted_20_Text"><text:tab/><text:tab/>karlFarPtr_t<text:tab/>viewp = {</text:p>
      <text:p text:style-name="Preformatted_20_Text"><text:tab/><text:tab/><text:tab/>NEARTOFARPTRREC(vew_test_view)};</text:p>
      <text:p text:style-name="Preformatted_20_Text"><text:tab/></text:p>
      <text:p text:style-name="Preformatted_20_Text"><text:tab/><text:tab/>KarlInit();</text:p>
      <text:p text:style-name="Preformatted_20_Text"><text:tab/><text:tab/>JudeInit();</text:p>
      <text:p text:style-name="Preformatted_20_Text"><text:tab/></text:p>
      <text:p text:style-name="Preformatted_20_Text"><text:tab/><text:tab/>KarlModAttach(&amp;modulep);</text:p>
      <text:p text:style-name="Preformatted_20_Text"><text:tab/><text:tab/>JudeViewInit(&amp;viewp);</text:p>
      <text:p text:style-name="Preformatted_20_Text"><text:tab/></text:p>
      <text:p text:style-name="Preformatted_20_Text"><text:tab/><text:tab/>JudeMain();<text:tab/><text:tab/></text:p>
      <text:p text:style-name="Preformatted_20_Text"><text:tab/>}</text:p>
      <text:p text:style-name="Preformatted_20_Tex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666666" draw:end-color="#1c1c1c"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officeooo:rsid="00122181"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loext:graphic-properties draw:fill="gradient" draw:fill-gradient-name="Gradient_20_1" draw:gradient-step-count="0"/>
      <style:paragraph-properties fo:margin-top="0cm" fo:margin-bottom="0cm" loext:contextual-spacing="false" fo:background-color="#414141"/>
      <style:text-properties fo:color="#ffffff" style:font-name="Liberation Mono"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05:51:25.374383020</meta:creation-date>
    <dc:date>2022-02-18T23:36:56.456705554</dc:date>
    <meta:editing-duration>PT6H40M4S</meta:editing-duration>
    <meta:editing-cycles>15</meta:editing-cycles>
    <meta:generator>LibreOffice/6.4.7.2$Linux_X86_64 LibreOffice_project/40$Build-2</meta:generator>
    <meta:document-statistic meta:table-count="0" meta:image-count="0" meta:object-count="0" meta:page-count="25" meta:paragraph-count="731" meta:word-count="5167" meta:character-count="37641" meta:non-whitespace-character-count="31525"/>
  </office:meta>
</office:document-meta>
</file>